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1" style:family="table">
      <style:table-properties style:width="16.999cm" table:align="margins"/>
    </style:style>
    <style:style style:name="Tabell1.A" style:family="table-column">
      <style:table-column-properties style:column-width="4.249cm" style:rel-column-width="16383*"/>
    </style:style>
    <style:style style:name="Tabell1.D" style:family="table-column">
      <style:table-column-properties style:column-width="4.251cm" style:rel-column-width="16386*"/>
    </style:style>
    <style:style style:name="Tabell1.A1" style:family="table-cell">
      <style:table-cell-properties fo:padding="0.097cm" fo:border-left="0.002cm solid #000000" fo:border-right="none" fo:border-top="0.002cm solid #000000" fo:border-bottom="0.002cm solid #000000"/>
    </style:style>
    <style:style style:name="Tabell1.D1" style:family="table-cell">
      <style:table-cell-properties fo:padding="0.097cm" fo:border="0.002cm solid #000000"/>
    </style:style>
    <style:style style:name="Tabell1.A2" style:family="table-cell">
      <style:table-cell-properties fo:padding="0.097cm" fo:border-left="0.002cm solid #000000" fo:border-right="none" fo:border-top="none" fo:border-bottom="0.002cm solid #000000"/>
    </style:style>
    <style:style style:name="Tabell1.D2" style:family="table-cell">
      <style:table-cell-properties fo:padding="0.097cm" fo:border-left="0.002cm solid #000000" fo:border-right="0.002cm solid #000000" fo:border-top="none" fo:border-bottom="0.002cm solid #000000"/>
    </style:style>
    <style:style style:name="Tabell2" style:family="table">
      <style:table-properties style:width="16.986cm" table:align="left"/>
    </style:style>
    <style:style style:name="Tabell2.A" style:family="table-column">
      <style:table-column-properties style:column-width="7.567cm"/>
    </style:style>
    <style:style style:name="Tabell2.B" style:family="table-column">
      <style:table-column-properties style:column-width="9.419cm"/>
    </style:style>
    <style:style style:name="Tabell2.A1" style:family="table-cell">
      <style:table-cell-properties fo:padding="0.097cm" fo:border-left="0.002cm solid #000000" fo:border-right="none" fo:border-top="0.002cm solid #000000" fo:border-bottom="0.002cm solid #000000"/>
    </style:style>
    <style:style style:name="Tabell2.B1" style:family="table-cell">
      <style:table-cell-properties fo:padding="0.097cm" fo:border="0.002cm solid #000000"/>
    </style:style>
    <style:style style:name="Tabell2.A2" style:family="table-cell">
      <style:table-cell-properties fo:padding="0.097cm" fo:border-left="0.002cm solid #000000" fo:border-right="none" fo:border-top="none" fo:border-bottom="0.002cm solid #000000"/>
    </style:style>
    <style:style style:name="Tabell2.B2" style:family="table-cell">
      <style:table-cell-properties fo:padding="0.097cm" fo:border-left="0.002cm solid #000000" fo:border-right="0.002cm solid #000000" fo:border-top="none" fo:border-bottom="0.002cm solid #000000"/>
    </style:style>
    <style:style style:name="Tabell3" style:family="table">
      <style:table-properties style:width="20.981cm" fo:margin-left="-2cm" fo:margin-right="-1.983cm" table:align="margins"/>
    </style:style>
    <style:style style:name="Tabell3.A" style:family="table-column">
      <style:table-column-properties style:column-width="1.891cm" style:rel-column-width="5906*"/>
    </style:style>
    <style:style style:name="Tabell3.B" style:family="table-column">
      <style:table-column-properties style:column-width="1.258cm" style:rel-column-width="3928*"/>
    </style:style>
    <style:style style:name="Tabell3.C" style:family="table-column">
      <style:table-column-properties style:column-width="1.08cm" style:rel-column-width="3371*"/>
    </style:style>
    <style:style style:name="Tabell3.D" style:family="table-column">
      <style:table-column-properties style:column-width="1.131cm" style:rel-column-width="3531*"/>
    </style:style>
    <style:style style:name="Tabell3.E" style:family="table-column">
      <style:table-column-properties style:column-width="1.177cm" style:rel-column-width="3674*"/>
    </style:style>
    <style:style style:name="Tabell3.F" style:family="table-column">
      <style:table-column-properties style:column-width="1.879cm" style:rel-column-width="5867*"/>
    </style:style>
    <style:style style:name="Tabell3.G" style:family="table-column">
      <style:table-column-properties style:column-width="1.64cm" style:rel-column-width="5123*"/>
    </style:style>
    <style:style style:name="Tabell3.H" style:family="table-column">
      <style:table-column-properties style:column-width="1.217cm" style:rel-column-width="3801*"/>
    </style:style>
    <style:style style:name="Tabell3.I" style:family="table-column">
      <style:table-column-properties style:column-width="2.461cm" style:rel-column-width="7685*"/>
    </style:style>
    <style:style style:name="Tabell3.J" style:family="table-column">
      <style:table-column-properties style:column-width="1.773cm" style:rel-column-width="5537*"/>
    </style:style>
    <style:style style:name="Tabell3.K" style:family="table-column">
      <style:table-column-properties style:column-width="1.905cm" style:rel-column-width="5950*"/>
    </style:style>
    <style:style style:name="Tabell3.L" style:family="table-column">
      <style:table-column-properties style:column-width="1.852cm" style:rel-column-width="5784*"/>
    </style:style>
    <style:style style:name="Tabell3.M" style:family="table-column">
      <style:table-column-properties style:column-width="1.722cm" style:rel-column-width="5378*"/>
    </style:style>
    <style:style style:name="Tabell3.A1" style:family="table-cell">
      <style:table-cell-properties fo:padding="0.097cm" fo:border-left="0.002cm solid #000000" fo:border-right="none" fo:border-top="0.002cm solid #000000" fo:border-bottom="0.002cm solid #000000"/>
    </style:style>
    <style:style style:name="Tabell3.M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M2" style:family="table-cell">
      <style:table-cell-properties fo:padding="0.097cm" fo:border-left="0.002cm solid #000000" fo:border-right="0.002cm solid #000000" fo:border-top="none" fo:border-bottom="0.002cm solid #000000"/>
    </style:style>
    <style:style style:name="Tabell4" style:family="table">
      <style:table-properties style:width="16.999cm" table:align="margins"/>
    </style:style>
    <style:style style:name="Tabell4.A" style:family="table-column">
      <style:table-column-properties style:column-width="5.666cm" style:rel-column-width="21845*"/>
    </style:style>
    <style:style style:name="Tabell4.A1" style:family="table-cell">
      <style:table-cell-properties fo:padding="0.097cm" fo:border-left="0.002cm solid #000000" fo:border-right="none" fo:border-top="0.002cm solid #000000" fo:border-bottom="0.002cm solid #000000"/>
    </style:style>
    <style:style style:name="Tabell4.C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C2" style:family="table-cell">
      <style:table-cell-properties fo:padding="0.097cm" fo:border-left="0.002cm solid #000000" fo:border-right="0.002cm solid #000000" fo:border-top="none" fo:border-bottom="0.002cm solid #000000"/>
    </style:style>
    <style:style style:name="Tabell5" style:family="table">
      <style:table-properties style:width="16.999cm" table:align="margins"/>
    </style:style>
    <style:style style:name="Tabell5.A" style:family="table-column">
      <style:table-column-properties style:column-width="3.399cm" style:rel-column-width="13106*"/>
    </style:style>
    <style:style style:name="Tabell5.C" style:family="table-column">
      <style:table-column-properties style:column-width="3.399cm" style:rel-column-width="13107*"/>
    </style:style>
    <style:style style:name="Tabell5.E" style:family="table-column">
      <style:table-column-properties style:column-width="3.401cm" style:rel-column-width="13110*"/>
    </style:style>
    <style:style style:name="Tabell5.A1" style:family="table-cell">
      <style:table-cell-properties fo:padding="0.097cm" fo:border-left="0.002cm solid #000000" fo:border-right="none" fo:border-top="0.002cm solid #000000" fo:border-bottom="0.002cm solid #000000"/>
    </style:style>
    <style:style style:name="Tabell5.E1" style:family="table-cell">
      <style:table-cell-properties fo:padding="0.097cm" fo:border="0.002cm solid #000000"/>
    </style:style>
    <style:style style:name="Tabell5.A2" style:family="table-cell">
      <style:table-cell-properties fo:padding="0.097cm" fo:border-left="0.002cm solid #000000" fo:border-right="none" fo:border-top="none" fo:border-bottom="0.002cm solid #000000"/>
    </style:style>
    <style:style style:name="Tabell5.E2" style:family="table-cell">
      <style:table-cell-properties fo:padding="0.097cm" fo:border-left="0.002cm solid #000000" fo:border-right="0.002cm solid #000000" fo:border-top="none" fo:border-bottom="0.002cm solid #000000"/>
    </style:style>
    <style:style style:name="Tabell6" style:family="table">
      <style:table-properties style:width="16.999cm" table:align="margins"/>
    </style:style>
    <style:style style:name="Tabell6.A" style:family="table-column">
      <style:table-column-properties style:column-width="3.399cm" style:rel-column-width="13107*"/>
    </style:style>
    <style:style style:name="Tabell6.C" style:family="table-column">
      <style:table-column-properties style:column-width="3.399cm" style:rel-column-width="13106*"/>
    </style:style>
    <style:style style:name="Tabell6.D" style:family="table-column">
      <style:table-column-properties style:column-width="3.401cm" style:rel-column-width="13108*"/>
    </style:style>
    <style:style style:name="Tabell6.A1" style:family="table-cell">
      <style:table-cell-properties fo:padding="0.097cm" fo:border-left="0.002cm solid #000000" fo:border-right="none" fo:border-top="0.002cm solid #000000" fo:border-bottom="0.002cm solid #000000"/>
    </style:style>
    <style:style style:name="Tabell6.E1" style:family="table-cell">
      <style:table-cell-properties fo:padding="0.097cm" fo:border="0.002cm solid #000000"/>
    </style:style>
    <style:style style:name="Tabell6.A2" style:family="table-cell">
      <style:table-cell-properties fo:padding="0.097cm" fo:border-left="0.002cm solid #000000" fo:border-right="none" fo:border-top="none" fo:border-bottom="0.002cm solid #000000"/>
    </style:style>
    <style:style style:name="Tabell6.E2" style:family="table-cell">
      <style:table-cell-properties fo:padding="0.097cm" fo:border-left="0.002cm solid #000000" fo:border-right="0.002cm solid #000000" fo:border-top="none" fo:border-bottom="0.002cm solid #000000"/>
    </style:style>
    <style:style style:name="Tabell7" style:family="table">
      <style:table-properties style:width="16.999cm" table:align="margins"/>
    </style:style>
    <style:style style:name="Tabell7.A" style:family="table-column">
      <style:table-column-properties style:column-width="3.399cm" style:rel-column-width="13107*"/>
    </style:style>
    <style:style style:name="Tabell7.A1" style:family="table-cell">
      <style:table-cell-properties fo:padding="0.097cm" fo:border-left="0.002cm solid #000000" fo:border-right="none" fo:border-top="0.002cm solid #000000" fo:border-bottom="0.002cm solid #000000"/>
    </style:style>
    <style:style style:name="Tabell7.E1" style:family="table-cell">
      <style:table-cell-properties fo:padding="0.097cm" fo:border="0.002cm solid #000000"/>
    </style:style>
    <style:style style:name="Tabell7.A2" style:family="table-cell">
      <style:table-cell-properties fo:padding="0.097cm" fo:border-left="0.002cm solid #000000" fo:border-right="none" fo:border-top="none" fo:border-bottom="0.002cm solid #000000"/>
    </style:style>
    <style:style style:name="Tabell7.E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language="en" fo:country="GB" fo:font-weight="bold" style:font-weight-asian="bold" style:font-weight-complex="bold"/>
    </style:style>
    <style:style style:name="P2" style:family="paragraph" style:parent-style-name="Standard">
      <style:text-properties fo:language="sv" fo:country="SE"/>
    </style:style>
    <style:style style:name="P3" style:family="paragraph" style:parent-style-name="Standard">
      <style:text-properties fo:language="sv" fo:country="SE" fo:font-weight="normal" style:font-weight-asian="normal" style:font-weight-complex="normal"/>
    </style:style>
    <style:style style:name="P4" style:family="paragraph" style:parent-style-name="Standard">
      <style:text-properties fo:language="sv" fo:country="SE" fo:font-weight="bold" style:font-weight-asian="bold" style:font-weight-complex="bold"/>
    </style:style>
    <style:style style:name="P5" style:family="paragraph" style:parent-style-name="Table_20_Contents">
      <style:text-properties fo:language="sv" fo:country="SE"/>
    </style:style>
    <style:style style:name="P6" style:family="paragraph" style:parent-style-name="Table_20_Contents">
      <style:text-properties fo:language="en" fo:country="GB"/>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font-weight="normal" style:font-weight-asian="normal" style:font-weight-complex="normal"/>
    </style:style>
    <style:style style:name="P9" style:family="paragraph" style:parent-style-name="Text_20_body">
      <style:text-properties fo:language="sv" fo:country="SE"/>
    </style:style>
    <style:style style:name="P10" style:family="paragraph" style:parent-style-name="Text_20_body">
      <style:text-properties fo:language="sv" fo:country="SE" fo:font-weight="normal" style:font-weight-asian="normal" style:font-weight-complex="normal"/>
    </style:style>
    <style:style style:name="P11" style:family="paragraph" style:parent-style-name="Text_20_body">
      <style:text-properties fo:language="sv" fo:country="SE" fo:font-weight="bold" style:font-weight-asian="bold" style:font-weight-complex="bold"/>
    </style:style>
    <style:style style:name="P12" style:family="paragraph" style:parent-style-name="Heading_20_2">
      <style:text-properties fo:language="sv" fo:country="SE"/>
    </style:style>
    <style:style style:name="P13" style:family="paragraph" style:parent-style-name="Heading_20_1">
      <style:text-properties fo:language="sv" fo:country="SE"/>
    </style:style>
    <style:style style:name="P14" style:family="paragraph" style:parent-style-name="Standard" style:list-style-name="L1"/>
    <style:style style:name="P15" style:family="paragraph" style:parent-style-name="Standard" style:list-style-name="L5"/>
    <style:style style:name="P16" style:family="paragraph" style:parent-style-name="Standard" style:list-style-name="L5">
      <style:text-properties fo:font-weight="bold" style:font-weight-asian="bold" style:font-weight-complex="bold"/>
    </style:style>
    <style:style style:name="P17" style:family="paragraph" style:parent-style-name="Standard" style:list-style-name="L5">
      <style:paragraph-properties fo:text-align="start" style:justify-single-word="false"/>
      <style:text-properties fo:font-weight="bold" style:font-weight-asian="bold" style:font-weight-complex="bold"/>
    </style:style>
    <style:style style:name="P18" style:family="paragraph" style:parent-style-name="Standard" style:list-style-name="L5">
      <style:text-properties fo:language="sv" fo:country="SE" fo:font-weight="bold" style:font-weight-asian="bold" style:font-weight-complex="bold"/>
    </style:style>
    <style:style style:name="P19" style:family="paragraph" style:parent-style-name="Standard" style:list-style-name="L5">
      <style:text-properties fo:language="sv" fo:country="SE"/>
    </style:style>
    <style:style style:name="P20" style:family="paragraph" style:parent-style-name="Standard" style:list-style-name="L5">
      <style:text-properties fo:language="sv" fo:country="SE" fo:font-weight="normal" style:font-weight-asian="normal" style:font-weight-complex="normal"/>
    </style:style>
    <style:style style:name="P21" style:family="paragraph" style:parent-style-name="Standard" style:list-style-name="L7">
      <style:text-properties fo:language="sv" fo:country="SE"/>
    </style:style>
    <style:style style:name="P22" style:family="paragraph" style:parent-style-name="Standard" style:list-style-name="L8">
      <style:text-properties fo:language="sv" fo:country="SE"/>
    </style:style>
    <style:style style:name="P23" style:family="paragraph" style:parent-style-name="Standard" style:list-style-name="L9">
      <style:text-properties fo:language="sv" fo:country="SE"/>
    </style:style>
    <style:style style:name="P24" style:family="paragraph" style:parent-style-name="Standard" style:list-style-name="L10">
      <style:text-properties fo:language="sv" fo:country="SE"/>
    </style:style>
    <style:style style:name="P25" style:family="paragraph" style:parent-style-name="Standard" style:list-style-name="L11">
      <style:text-properties fo:language="sv" fo:country="SE"/>
    </style:style>
    <style:style style:name="P26" style:family="paragraph" style:parent-style-name="Standard" style:list-style-name="L12">
      <style:text-properties fo:language="sv" fo:country="SE"/>
    </style:style>
    <style:style style:name="P27" style:family="paragraph" style:parent-style-name="Standard" style:list-style-name="L13">
      <style:text-properties fo:language="sv" fo:country="SE"/>
    </style:style>
    <style:style style:name="P28" style:family="paragraph" style:parent-style-name="Standard" style:list-style-name="L14">
      <style:text-properties fo:language="sv" fo:country="SE"/>
    </style:style>
    <style:style style:name="P29" style:family="paragraph" style:parent-style-name="Standard" style:list-style-name="L5">
      <style:text-properties fo:font-style="normal" fo:font-weight="bold" style:font-style-asian="normal" style:font-weight-asian="bold" style:font-style-complex="normal" style:font-weight-complex="bold"/>
    </style:style>
    <style:style style:name="P30" style:family="paragraph" style:parent-style-name="Standard" style:list-style-name="L5">
      <style:text-properties fo:font-weight="normal" style:font-weight-asian="normal" style:font-weight-complex="normal"/>
    </style:style>
    <style:style style:name="P31" style:family="paragraph" style:parent-style-name="Standard" style:list-style-name="L5">
      <style:paragraph-properties fo:text-align="start" style:justify-single-word="false"/>
    </style:style>
    <style:style style:name="P32" style:family="paragraph" style:parent-style-name="Standard" style:list-style-name="L10">
      <style:text-properties fo:language="en" fo:country="GB"/>
    </style:style>
    <style:style style:name="P33" style:family="paragraph" style:parent-style-name="Standard" style:list-style-name="L5">
      <style:paragraph-properties fo:background-color="#6666ff">
        <style:background-image/>
      </style:paragraph-properties>
      <style:text-properties fo:font-weight="bold" style:font-weight-asian="bold" style:font-weight-complex="bold"/>
    </style:style>
    <style:style style:name="P34" style:family="paragraph" style:parent-style-name="Text_20_body" style:list-style-name="L2">
      <style:text-properties fo:language="sv" fo:country="SE"/>
    </style:style>
    <style:style style:name="P35" style:family="paragraph" style:parent-style-name="Text_20_body" style:list-style-name="L3">
      <style:text-properties fo:language="sv" fo:country="SE"/>
    </style:style>
    <style:style style:name="P36" style:family="paragraph" style:parent-style-name="Text_20_body" style:list-style-name="L4">
      <style:text-properties fo:language="sv" fo:country="SE"/>
    </style:style>
    <style:style style:name="P37" style:family="paragraph" style:parent-style-name="Text_20_body" style:list-style-name="L6">
      <style:text-properties fo:language="sv" fo:country="SE"/>
    </style:style>
    <style:style style:name="P38" style:family="paragraph" style:parent-style-name="Text_20_body" style:list-style-name="L15">
      <style:text-properties fo:language="sv" fo:country="SE"/>
    </style:style>
    <style:style style:name="P39" style:family="paragraph" style:parent-style-name="Text_20_body" style:list-style-name="L16">
      <style:text-properties fo:language="sv" fo:country="SE"/>
    </style:style>
    <style:style style:name="P40" style:family="paragraph" style:parent-style-name="Text_20_body" style:list-style-name="L17">
      <style:text-properties fo:language="sv" fo:country="SE"/>
    </style:style>
    <style:style style:name="P41" style:family="paragraph" style:parent-style-name="Text_20_body" style:list-style-name="L18">
      <style:text-properties fo:language="sv" fo:country="SE"/>
    </style:style>
    <style:style style:name="P42" style:family="paragraph" style:parent-style-name="Text_20_body" style:list-style-name="L19">
      <style:text-properties fo:language="sv" fo:country="SE"/>
    </style:style>
    <style:style style:name="P43" style:family="paragraph" style:parent-style-name="Text_20_body" style:list-style-name="L20">
      <style:text-properties fo:language="sv" fo:country="SE"/>
    </style:style>
    <style:style style:name="P44" style:family="paragraph" style:parent-style-name="Text_20_body" style:list-style-name="L21">
      <style:text-properties fo:language="sv" fo:country="SE"/>
    </style:style>
    <style:style style:name="P45" style:family="paragraph" style:parent-style-name="Text_20_body" style:list-style-name="L22">
      <style:text-properties fo:language="sv" fo:country="SE"/>
    </style:style>
    <style:style style:name="P46" style:family="paragraph" style:parent-style-name="Text_20_body" style:list-style-name="L23">
      <style:text-properties fo:language="sv" fo:country="SE"/>
    </style:style>
    <style:style style:name="P47" style:family="paragraph" style:parent-style-name="Text_20_body" style:list-style-name="L24">
      <style:text-properties fo:language="sv" fo:country="SE"/>
    </style:style>
    <style:style style:name="P48" style:family="paragraph" style:parent-style-name="Text_20_body" style:list-style-name="L25">
      <style:text-properties fo:language="sv" fo:country="SE"/>
    </style:style>
    <style:style style:name="P49" style:family="paragraph" style:parent-style-name="Text_20_body" style:list-style-name="L27">
      <style:text-properties fo:language="sv" fo:country="SE" fo:font-weight="normal" style:font-weight-asian="normal" style:font-weight-complex="normal"/>
    </style:style>
    <style:style style:name="P50" style:family="paragraph" style:parent-style-name="Text_20_body" style:list-style-name="L28">
      <style:text-properties fo:language="sv" fo:country="SE" fo:font-weight="normal" style:font-weight-asian="normal" style:font-weight-complex="normal"/>
    </style:style>
    <style:style style:name="P51" style:family="paragraph" style:parent-style-name="Text_20_body" style:list-style-name="L28">
      <style:text-properties fo:language="sv" fo:country="SE" fo:font-weight="normal" fo:background-color="#3399ff" style:font-weight-asian="normal" style:font-weight-complex="normal"/>
    </style:style>
    <style:style style:name="P52" style:family="paragraph" style:parent-style-name="Text_20_body" style:list-style-name="L26"/>
    <style:style style:name="T1" style:family="text">
      <style:text-properties fo:font-weight="bold" style:font-weight-asian="bold" style:font-weight-complex="bold"/>
    </style:style>
    <style:style style:name="T2" style:family="text">
      <style:text-properties fo:language="sv" fo:country="SE"/>
    </style:style>
    <style:style style:name="T3" style:family="text">
      <style:text-properties fo:language="sv" fo:country="SE" fo:font-weight="normal" style:font-weight-asian="normal" style:font-weight-complex="normal"/>
    </style:style>
    <style:style style:name="T4" style:family="text">
      <style:text-properties fo:language="sv" fo:country="SE" fo:font-weight="bold" style:font-weight-asian="bold" style:font-weight-complex="bold"/>
    </style:style>
    <style:style style:name="T5"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206457846786242163" text:style-name="L1">
        <text:list-item>
          <text:p text:style-name="P14">Overworld dungeons are divided into sections. It has an entrance and an exit</text:p>
        </text:list-item>
        <text:list-item>
          <text:p text:style-name="P14">Dungeons can fork, giving you an option between two or three different paths. Choosing one will make the others level up</text:p>
        </text:list-item>
        <text:list-item>
          <text:p text:style-name="P14">You can mine at someplaces. Foraging is a thing</text:p>
        </text:list-item>
        <text:list-item>
          <text:p text:style-name="P14">Dungeons get saved after exploring, and you get to name them</text:p>
        </text:list-item>
        <text:list-item>
          <text:p text:style-name="P14">When a deadend has been found to a cave, sometimes an earthquake will uncover a new section of it</text:p>
        </text:list-item>
        <text:list-item>
          <text:p text:style-name="P14">A landslide can happen at the end of a cave dungeon, and you have to find a way out. It gives you the option to go into a new dungeon, where you have to climb up.</text:p>
        </text:list-item>
        <text:list-item>
          <text:p text:style-name="P14">Randomly generated rival guilds and thief guilds</text:p>
        </text:list-item>
        <text:list-item>
          <text:p text:style-name="P14">Randomly generated gods, attributes and festivals. Festivals start being generated when enough people worshiping it have joined the village.</text:p>
        </text:list-item>
      </text:list>
      <text:p text:style-name="Standard"/>
      <text:h text:style-name="Heading_20_1" text:outline-level="1">Overarching story:</text:h>
      <text:p text:style-name="P9">Sentence 1</text:p>
      <text:list xml:id="list1352981532388845942" text:style-name="L2">
        <text:list-item>
          <text:p text:style-name="P34">Once upon a time, there was an [PROFFESSION/OBJECT/ANIMAL]. </text:p>
        </text:list-item>
      </text:list>
      <text:p text:style-name="P9">Sentence 2</text:p>
      <text:list xml:id="list42516313" text:continue-numbering="true" text:style-name="L2">
        <text:list-item>
          <text:p text:style-name="P34">(animal/object) It was sought after by many, but one person in particular wanted it for themselves. [NAME], the [PROFFESSION].</text:p>
        </text:list-item>
        <text:list-item>
          <text:p text:style-name="P34">(animal/object) It was sought after by many, but a certain group of people in particular wanted it for themselves. They called themselves, the [ORGANIZATION].</text:p>
        </text:list-item>
        <text:list-item>
          <text:p text:style-name="P34">(animal/object) Everyone feared the wretched thing. It had been cursed with [ATTRIBUTE] by [SUPERNATURAL ENTITY].</text:p>
        </text:list-item>
      </text:list>
      <text:p text:style-name="P9">Sentence 3</text:p>
      <text:list xml:id="list4515537696099600784" text:style-name="L3">
        <text:list-item>
          <text:p text:style-name="P35">(object) It once was used to wreak havoc upon the people of [ETHNIC GROUP] at the battle of [LOCATION]</text:p>
        </text:list-item>
        <text:list-item>
          <text:p text:style-name="P35">(object) Created by [SUPERNATURAL ENTITY], it was meant to bring [ATTRIBUTE OF SUPERNATURAL ENTITY] to the world.</text:p>
        </text:list-item>
      </text:list>
      <text:p text:style-name="P9">Sentence 4</text:p>
      <text:list xml:id="list916731389927637505" text:style-name="L4">
        <text:list-item>
          <text:p text:style-name="P36">(object, cursed) [NAME], the [KING/WIZARD/GOD] of [COUNTRY/ATTRIBUTE] saw that it must be destroyed, and so it was severed into [NUMBER] pieces</text:p>
        </text:list-item>
      </text:list>
      <text:p text:style-name="Standard"/>
      <text:h text:style-name="Heading_20_1" text:outline-level="1">Pokemahn and their moves:</text:h>
      <text:p text:style-name="Standard">All pokemahns start with tackle. Bold indicates i havent programmed it yet by that point.</text:p>
      <text:list xml:id="list474031157054486435" text:style-name="L5">
        <text:list-item>
          <text:p text:style-name="P15">Bulbasaur</text:p>
          <text:list>
            <text:list-item>
              <text:p text:style-name="P16">Lv5 Vine Whip</text:p>
            </text:list-item>
            <text:list-item>
              <text:p text:style-name="P16">Lv10 Leech Seed</text:p>
            </text:list-item>
            <text:list-item>
              <text:p text:style-name="P33">Lv15 Energy Ball</text:p>
            </text:list-item>
            <text:list-item>
              <text:p text:style-name="P16">Lv20 Razor Leaf</text:p>
            </text:list-item>
            <text:list-item>
              <text:p text:style-name="P16">Lv25 Toxic</text:p>
            </text:list-item>
            <text:list-item>
              <text:p text:style-name="P16">Lv30 Petal Dance</text:p>
            </text:list-item>
            <text:list-item>
              <text:p text:style-name="P16">Lv35 Grass Pledge</text:p>
            </text:list-item>
            <text:list-item>
              <text:p text:style-name="P16">Lv40 Seed Bomb</text:p>
            </text:list-item>
            <text:list-item>
              <text:p text:style-name="P16">Lv45 Drain</text:p>
            </text:list-item>
            <text:list-item>
              <text:p text:style-name="P16"><text:soft-page-break/>Lv50 Leaf Storm</text:p>
            </text:list-item>
            <text:list-item>
              <text:p text:style-name="P16">Lv55 Sludge Bomb</text:p>
            </text:list-item>
            <text:list-item>
              <text:p text:style-name="P16">Lv60 Synthesis</text:p>
            </text:list-item>
            <text:list-item>
              <text:p text:style-name="P16">Lv70 Petal Blizzard</text:p>
            </text:list-item>
            <text:list-item>
              <text:p text:style-name="P16">Lv80 Solar Beam</text:p>
            </text:list-item>
            <text:list-item>
              <text:p text:style-name="P16">Lv100 Frenzy Plant</text:p>
            </text:list-item>
            <text:list-item>
              <text:p text:style-name="P18">Ability: Overgrow (Powers up Life magic power when HP is low)</text:p>
            </text:list-item>
            <text:list-item>
              <text:p text:style-name="P18">Ability2: Chlorophyll (Raises speed in sunshine)</text:p>
            </text:list-item>
            <text:list-item>
              <text:p text:style-name="P18">Ability3: Thick Fat (Halves damage from hot and cold attacks)</text:p>
            </text:list-item>
          </text:list>
        </text:list-item>
        <text:list-item>
          <text:p text:style-name="P15">Pikachu</text:p>
          <text:list>
            <text:list-item>
              <text:p text:style-name="P16">Lv5 Thunder Shock (Send lightning from player to target)</text:p>
            </text:list-item>
            <text:list-item>
              <text:p text:style-name="P16">Lv10 Sweet Kiss (Confuses enemy)</text:p>
            </text:list-item>
            <text:list-item>
              <text:p text:style-name="P16">Lv15 Thunderbolt (Sends lightning from sky to target)</text:p>
            </text:list-item>
            <text:list-item>
              <text:p text:style-name="P16">Lv20 Electro Ball</text:p>
            </text:list-item>
            <text:list-item>
              <text:p text:style-name="P16">Lv25 Thunder Wave</text:p>
            </text:list-item>
            <text:list-item>
              <text:p text:style-name="P16">Lv30 Spark (Charges up self and hurts enemy that touches you, probably paralyzing them)</text:p>
            </text:list-item>
            <text:list-item>
              <text:p text:style-name="P16">Lv35 Charge Beam</text:p>
            </text:list-item>
            <text:list-item>
              <text:p text:style-name="P16">Lv40 Thunder Punch</text:p>
            </text:list-item>
            <text:list-item>
              <text:p text:style-name="P16">Lv45 Volt Switch (Sends ringlets of lightning)</text:p>
            </text:list-item>
            <text:list-item>
              <text:p text:style-name="P16">Lv50 Discharge (Hurts allies too)</text:p>
            </text:list-item>
            <text:list-item>
              <text:p text:style-name="P16">Lv55 Wild Charge (Turns into a thunder bolt)</text:p>
            </text:list-item>
            <text:list-item>
              <text:p text:style-name="P16">Lv60 Thunder</text:p>
            </text:list-item>
            <text:list-item>
              <text:p text:style-name="P16">Lv70</text:p>
            </text:list-item>
            <text:list-item>
              <text:p text:style-name="P16">Lv80</text:p>
            </text:list-item>
            <text:list-item>
              <text:p text:style-name="P15"><text:span text:style-name="T1">Lv100 Volt tackle (You turn into a ball of lightning that i</text:span>s hard to control)</text:p>
            </text:list-item>
            <text:list-item>
              <text:p text:style-name="P18">Ability: Static (Paralyzes enemy on contact)</text:p>
            </text:list-item>
            <text:list-item>
              <text:p text:style-name="P18">Ability2: Lightning Rod (All electric attacks home in on this player)</text:p>
            </text:list-item>
            <text:list-item>
              <text:p text:style-name="P18">Ability3: ?</text:p>
            </text:list-item>
          </text:list>
        </text:list-item>
        <text:list-item>
          <text:p text:style-name="P19">Espurr</text:p>
          <text:list>
            <text:list-item>
              <text:p text:style-name="P18">Lv5 Scratch</text:p>
            </text:list-item>
            <text:list-item>
              <text:p text:style-name="P18">Lv10 Confusion</text:p>
            </text:list-item>
            <text:list-item>
              <text:p text:style-name="P18">Lv15 Barrier</text:p>
            </text:list-item>
            <text:list-item>
              <text:p text:style-name="P18">Lv20 Psybeam</text:p>
            </text:list-item>
            <text:list-item>
              <text:p text:style-name="P18">Lv25 Yawn</text:p>
            </text:list-item>
            <text:list-item>
              <text:p text:style-name="P18">Lv30 Stored Power</text:p>
            </text:list-item>
            <text:list-item>
              <text:p text:style-name="P18">Lv35 Zen Headbutt</text:p>
            </text:list-item>
            <text:list-item>
              <text:p text:style-name="P18">Lv40 Psyshock</text:p>
            </text:list-item>
            <text:list-item>
              <text:p text:style-name="P18">Lv45 Psychic</text:p>
            </text:list-item>
            <text:list-item>
              <text:p text:style-name="P18">Lv50 Dream Eater (Only works if target is sleeping)</text:p>
            </text:list-item>
            <text:list-item>
              <text:p text:style-name="P18">Lv55</text:p>
            </text:list-item>
            <text:list-item>
              <text:p text:style-name="P18">Lv60</text:p>
            </text:list-item>
            <text:list-item>
              <text:p text:style-name="P18">Lv70</text:p>
            </text:list-item>
            <text:list-item>
              <text:p text:style-name="P18">Lv80</text:p>
            </text:list-item>
            <text:list-item>
              <text:p text:style-name="P18">Lv100</text:p>
            </text:list-item>
            <text:list-item>
              <text:p text:style-name="P18">Ability: Keen Eye (Cannot lose accuracy)</text:p>
            </text:list-item>
            <text:list-item>
              <text:p text:style-name="P18">Ability2: Infiltrator (Can attack through barriers)</text:p>
            </text:list-item>
            <text:list-item>
              <text:p text:style-name="P18">Ability3: Own Tempo (Cannot become confused)</text:p>
            </text:list-item>
          </text:list>
        </text:list-item>
        <text:list-item>
          <text:p text:style-name="P19">Oshawott</text:p>
          <text:list>
            <text:list-item>
              <text:p text:style-name="P18">Lv5 Water Gun</text:p>
            </text:list-item>
            <text:list-item>
              <text:p text:style-name="P18">Lv10 Razor Shell</text:p>
            </text:list-item>
            <text:list-item>
              <text:p text:style-name="P18">Lv15 Water Pulse</text:p>
            </text:list-item>
            <text:list-item>
              <text:p text:style-name="P18"><text:soft-page-break/>Lv20 Air Slash</text:p>
            </text:list-item>
            <text:list-item>
              <text:p text:style-name="P18">Lv25 Icy Wind</text:p>
            </text:list-item>
            <text:list-item>
              <text:p text:style-name="P18">Lv30 Aqua Jet</text:p>
            </text:list-item>
            <text:list-item>
              <text:p text:style-name="P18">Lv35 Water Pledge</text:p>
            </text:list-item>
            <text:list-item>
              <text:p text:style-name="P18">Lv40 Scald</text:p>
            </text:list-item>
            <text:list-item>
              <text:p text:style-name="P18">Lv45 Hydro Pump</text:p>
            </text:list-item>
            <text:list-item>
              <text:p text:style-name="P18">Lv50 Brine</text:p>
            </text:list-item>
            <text:list-item>
              <text:p text:style-name="P18">Lv55 Aqua Tail</text:p>
            </text:list-item>
            <text:list-item>
              <text:p text:style-name="P18">Lv60 Liquidation (A water "sword" is summoned)</text:p>
            </text:list-item>
            <text:list-item>
              <text:p text:style-name="P18">Lv70 Surf</text:p>
            </text:list-item>
            <text:list-item>
              <text:p text:style-name="P16">Lv80 Waterfall (A giant stream of water falls from the sky)</text:p>
            </text:list-item>
            <text:list-item>
              <text:p text:style-name="P16">Lv100 Hydro Cannon</text:p>
            </text:list-item>
            <text:list-item>
              <text:p text:style-name="P18">Ability: Torrent (Powers up water attacks when HP is low)</text:p>
            </text:list-item>
            <text:list-item>
              <text:p text:style-name="P18">Ability2: Shell Armor (blocks critical hits)</text:p>
            </text:list-item>
            <text:list-item>
              <text:p text:style-name="P18">Ability3:?</text:p>
            </text:list-item>
          </text:list>
        </text:list-item>
        <text:list-item>
          <text:p text:style-name="P15">Rowlet</text:p>
          <text:list>
            <text:list-item>
              <text:p text:style-name="P16">Lv5 Leafage</text:p>
            </text:list-item>
            <text:list-item>
              <text:p text:style-name="P16">Lv10 Shadow Sneak</text:p>
            </text:list-item>
            <text:list-item>
              <text:p text:style-name="P15">Lv15 Energy Ball</text:p>
            </text:list-item>
            <text:list-item>
              <text:p text:style-name="P15">Lv20 Razor Leaf</text:p>
            </text:list-item>
            <text:list-item>
              <text:p text:style-name="P29">Lv25 Spirit Shackle</text:p>
            </text:list-item>
            <text:list-item>
              <text:p text:style-name="P16">Lv30 Shadow Ball</text:p>
            </text:list-item>
            <text:list-item>
              <text:p text:style-name="P16">Lv35 Ominous Wind</text:p>
            </text:list-item>
            <text:list-item>
              <text:p text:style-name="P16">Lv40 Brave Bird</text:p>
            </text:list-item>
            <text:list-item>
              <text:p text:style-name="P15">Lv45 Drain</text:p>
            </text:list-item>
            <text:list-item>
              <text:p text:style-name="P15">Lv50 Seed Bomb</text:p>
            </text:list-item>
            <text:list-item>
              <text:p text:style-name="P16">Lv55 Leaf Blade</text:p>
            </text:list-item>
            <text:list-item>
              <text:p text:style-name="P16">Lv60 Phantom Force</text:p>
            </text:list-item>
            <text:list-item>
              <text:p text:style-name="P16">Lv70 Sky Attack</text:p>
            </text:list-item>
            <text:list-item>
              <text:p text:style-name="P15">Lv80 Solar Beam</text:p>
            </text:list-item>
            <text:list-item>
              <text:p text:style-name="P16">Lv100 Sinister Arrow Raid</text:p>
            </text:list-item>
            <text:list-item>
              <text:p text:style-name="P20">Ability: Overgrow</text:p>
            </text:list-item>
            <text:list-item>
              <text:p text:style-name="P18">Ability2: Long Reach (Will not be affected by contact conditions when coming into contact with enemy)</text:p>
            </text:list-item>
            <text:list-item>
              <text:p text:style-name="P18">Ability3: ?</text:p>
            </text:list-item>
          </text:list>
        </text:list-item>
        <text:list-item>
          <text:p text:style-name="P15">Mareep</text:p>
          <text:list>
            <text:list-item>
              <text:p text:style-name="P15">Lv5 Thunder Shock</text:p>
            </text:list-item>
            <text:list-item>
              <text:p text:style-name="P15">Lv10</text:p>
            </text:list-item>
            <text:list-item>
              <text:p text:style-name="P15">Lv15 Thunderbolt</text:p>
            </text:list-item>
            <text:list-item>
              <text:p text:style-name="P15">Lv20 Electro Ball</text:p>
            </text:list-item>
            <text:list-item>
              <text:p text:style-name="P16">Lv25 Shock Wave</text:p>
            </text:list-item>
            <text:list-item>
              <text:p text:style-name="P15">Lv30</text:p>
            </text:list-item>
            <text:list-item>
              <text:p text:style-name="P15">Lv35 Charge Beam</text:p>
            </text:list-item>
            <text:list-item>
              <text:p text:style-name="P15">Lv40</text:p>
            </text:list-item>
            <text:list-item>
              <text:p text:style-name="P15">Lv45 Volt Switch</text:p>
            </text:list-item>
            <text:list-item>
              <text:p text:style-name="P15">Lv50 Discharge</text:p>
            </text:list-item>
            <text:list-item>
              <text:p text:style-name="P15">Lv55 Wild Charge</text:p>
            </text:list-item>
            <text:list-item>
              <text:p text:style-name="P15">Lv60 Thunder</text:p>
            </text:list-item>
            <text:list-item>
              <text:p text:style-name="P15">Lv70</text:p>
            </text:list-item>
            <text:list-item>
              <text:p text:style-name="P16">Lv80 Dragon Pulse</text:p>
            </text:list-item>
            <text:list-item>
              <text:p text:style-name="P16">Lv100 Zap Cannon</text:p>
            </text:list-item>
            <text:list-item>
              <text:p text:style-name="P20">Ability: Static</text:p>
            </text:list-item>
            <text:list-item>
              <text:p text:style-name="P18"><text:soft-page-break/>Ability2: Mold Breaker (You can hurt the enemy regardless what ability they have)</text:p>
            </text:list-item>
          </text:list>
        </text:list-item>
        <text:list-item>
          <text:p text:style-name="P15">Skitty</text:p>
          <text:list>
            <text:list-item>
              <text:p text:style-name="P16">Lv5 Fake Out</text:p>
            </text:list-item>
            <text:list-item>
              <text:p text:style-name="P16">Lv10 Assist</text:p>
            </text:list-item>
            <text:list-item>
              <text:p text:style-name="P16">Lv15 Double Slap</text:p>
            </text:list-item>
            <text:list-item>
              <text:p text:style-name="P16">Lv20 Echoed Voice (You scream)</text:p>
            </text:list-item>
            <text:list-item>
              <text:p text:style-name="P15">Lv25</text:p>
            </text:list-item>
            <text:list-item>
              <text:p text:style-name="P16">Lv30 Round (You sing)</text:p>
            </text:list-item>
            <text:list-item>
              <text:p text:style-name="P16">Lv35 Covet</text:p>
            </text:list-item>
            <text:list-item>
              <text:p text:style-name="P16">Lv40 Double Edge</text:p>
            </text:list-item>
            <text:list-item>
              <text:p text:style-name="P15">Lv45</text:p>
            </text:list-item>
            <text:list-item>
              <text:p text:style-name="P15">Lv50</text:p>
            </text:list-item>
            <text:list-item>
              <text:p text:style-name="P15">Lv55</text:p>
            </text:list-item>
            <text:list-item>
              <text:p text:style-name="P15">Lv60</text:p>
            </text:list-item>
            <text:list-item>
              <text:p text:style-name="P15">Lv70</text:p>
            </text:list-item>
            <text:list-item>
              <text:p text:style-name="P16">Lv80 Last Resort</text:p>
            </text:list-item>
            <text:list-item>
              <text:p text:style-name="P16">Lv100 Giga Impact (A forceful tackle that requires charging and then resting for a bit)</text:p>
            </text:list-item>
            <text:list-item>
              <text:p text:style-name="P18">Ability: Cute Charm (Contact with enemy might make them fall in love)</text:p>
            </text:list-item>
            <text:list-item>
              <text:p text:style-name="P18">Ability2: Normalize (All attacks lose their element and power up a bit)</text:p>
            </text:list-item>
            <text:list-item>
              <text:p text:style-name="P18">Ability3: Wonder Skin (Status conditions unlikely to befall you)</text:p>
            </text:list-item>
          </text:list>
        </text:list-item>
        <text:list-item>
          <text:p text:style-name="P15">Goomy</text:p>
          <text:list>
            <text:list-item>
              <text:p text:style-name="P16">Lv5 Bubble</text:p>
            </text:list-item>
            <text:list-item>
              <text:p text:style-name="P15">Lv10 Drain</text:p>
            </text:list-item>
            <text:list-item>
              <text:p text:style-name="P16">Lv15 Dragon Breathe</text:p>
            </text:list-item>
            <text:list-item>
              <text:p text:style-name="P15">Lv20</text:p>
            </text:list-item>
            <text:list-item>
              <text:p text:style-name="P15">Lv25</text:p>
            </text:list-item>
            <text:list-item>
              <text:p text:style-name="P15">Lv30</text:p>
            </text:list-item>
            <text:list-item>
              <text:p text:style-name="P16">Lv35 Muddy Water</text:p>
            </text:list-item>
            <text:list-item>
              <text:p text:style-name="P16">Lv40 Dragon Pulse</text:p>
            </text:list-item>
            <text:list-item>
              <text:p text:style-name="P15">Lv45</text:p>
            </text:list-item>
            <text:list-item>
              <text:p text:style-name="P15">Lv50</text:p>
            </text:list-item>
            <text:list-item>
              <text:p text:style-name="P15">Lv55</text:p>
            </text:list-item>
            <text:list-item>
              <text:p text:style-name="P15">Lv60</text:p>
            </text:list-item>
            <text:list-item>
              <text:p text:style-name="P16">Lv70 Outrage</text:p>
            </text:list-item>
            <text:list-item>
              <text:p text:style-name="P15">Lv80</text:p>
            </text:list-item>
            <text:list-item>
              <text:p text:style-name="P16">Lv100 Draco Meteor</text:p>
            </text:list-item>
            <text:list-item>
              <text:p text:style-name="P18">Ability: Sap Sipper (Instead of taking damage, you get a strength boost when attacked by life element)</text:p>
            </text:list-item>
            <text:list-item>
              <text:p text:style-name="P18">Ability2: Hydration (Cannot take status conditions if its raining)</text:p>
            </text:list-item>
            <text:list-item>
              <text:p text:style-name="P18">Ability3: Gooey (Contact with enemy makes them slow)</text:p>
            </text:list-item>
          </text:list>
        </text:list-item>
        <text:list-item>
          <text:p text:style-name="P15">Torchic</text:p>
          <text:list>
            <text:list-item>
              <text:p text:style-name="P16">Lv5 Ember</text:p>
            </text:list-item>
            <text:list-item>
              <text:p text:style-name="P16">Lv10 Sand Attack</text:p>
            </text:list-item>
            <text:list-item>
              <text:p text:style-name="P16">Lv15 Peck</text:p>
            </text:list-item>
            <text:list-item>
              <text:p text:style-name="P16">Lv20 Fire Spin</text:p>
            </text:list-item>
            <text:list-item>
              <text:p text:style-name="P16">Lv25 Low Sweep</text:p>
            </text:list-item>
            <text:list-item>
              <text:p text:style-name="P16">Lv30 Flame Burst</text:p>
            </text:list-item>
            <text:list-item>
              <text:p text:style-name="P16">Lv35 Fire Pledge</text:p>
            </text:list-item>
            <text:list-item>
              <text:p text:style-name="P16">Lv40 Uppercut</text:p>
            </text:list-item>
            <text:list-item>
              <text:p text:style-name="P16">Lv45 Flamethrower</text:p>
            </text:list-item>
            <text:list-item>
              <text:p text:style-name="P16">Lv50 Heat Wave</text:p>
            </text:list-item>
            <text:list-item>
              <text:p text:style-name="P16"><text:soft-page-break/>Lv55 Flare Blitz</text:p>
            </text:list-item>
            <text:list-item>
              <text:p text:style-name="P16">Lv60 Fire Blast</text:p>
            </text:list-item>
            <text:list-item>
              <text:p text:style-name="P16">Lv70 Focus Blast</text:p>
            </text:list-item>
            <text:list-item>
              <text:p text:style-name="P16">Lv80 Overheat</text:p>
            </text:list-item>
            <text:list-item>
              <text:p text:style-name="P16">Lv100 Superpower</text:p>
            </text:list-item>
          </text:list>
        </text:list-item>
        <text:list-item>
          <text:p text:style-name="P15">Riolu</text:p>
          <text:list>
            <text:list-item>
              <text:p text:style-name="P16">Lv5 Aura Sphere</text:p>
            </text:list-item>
            <text:list-item>
              <text:p text:style-name="P16">Lv10 Metal Claw</text:p>
            </text:list-item>
            <text:list-item>
              <text:p text:style-name="P16">Lv15 Force Palm</text:p>
            </text:list-item>
            <text:list-item>
              <text:p text:style-name="P16">Lv20 Vacuum Wave</text:p>
            </text:list-item>
            <text:list-item>
              <text:p text:style-name="P30">Lv25 Low Sweep</text:p>
            </text:list-item>
            <text:list-item>
              <text:p text:style-name="P30">Lv30 Uppercut</text:p>
            </text:list-item>
            <text:list-item>
              <text:p text:style-name="P16">Lv35 Brick Break</text:p>
            </text:list-item>
            <text:list-item>
              <text:p text:style-name="P16">Lv40 Circle Throw</text:p>
            </text:list-item>
            <text:list-item>
              <text:p text:style-name="P16">Lv45 Bullet Punch</text:p>
            </text:list-item>
            <text:list-item>
              <text:p text:style-name="P16">Lv50 Flash Cannon</text:p>
            </text:list-item>
            <text:list-item>
              <text:p text:style-name="P16">Lv55 Cross Chop</text:p>
            </text:list-item>
            <text:list-item>
              <text:p text:style-name="P16">Lv60 Close Combat</text:p>
            </text:list-item>
            <text:list-item>
              <text:p text:style-name="P15">Lv70 Focus Blast</text:p>
            </text:list-item>
            <text:list-item>
              <text:p text:style-name="P16">Lv80 Meteor Mash</text:p>
            </text:list-item>
            <text:list-item>
              <text:p text:style-name="P15">Lv100</text:p>
            </text:list-item>
          </text:list>
        </text:list-item>
        <text:list-item>
          <text:p text:style-name="P15">Shinx</text:p>
          <text:list>
            <text:list-item>
              <text:p text:style-name="P15">Lv5</text:p>
            </text:list-item>
            <text:list-item>
              <text:p text:style-name="P16">Lv10 Electric Terrain</text:p>
            </text:list-item>
            <text:list-item>
              <text:p text:style-name="P15">Lv15 Spark</text:p>
            </text:list-item>
            <text:list-item>
              <text:p text:style-name="P15">Lv20 Thunderbolt</text:p>
            </text:list-item>
            <text:list-item>
              <text:p text:style-name="P15">Lv25</text:p>
            </text:list-item>
            <text:list-item>
              <text:p text:style-name="P15">Lv30</text:p>
            </text:list-item>
            <text:list-item>
              <text:p text:style-name="P15">Lv35</text:p>
            </text:list-item>
            <text:list-item>
              <text:p text:style-name="P15">Lv40 Discharge</text:p>
            </text:list-item>
            <text:list-item>
              <text:p text:style-name="P15">Lv45 Wild Charge</text:p>
            </text:list-item>
            <text:list-item>
              <text:p text:style-name="P15">Lv50 Charge Beam</text:p>
            </text:list-item>
            <text:list-item>
              <text:p text:style-name="P15">Lv55 Volt Switch</text:p>
            </text:list-item>
            <text:list-item>
              <text:p text:style-name="P15">Lv60 Thunder</text:p>
            </text:list-item>
            <text:list-item>
              <text:p text:style-name="P15">Lv70</text:p>
            </text:list-item>
            <text:list-item>
              <text:p text:style-name="P15">Lv80</text:p>
            </text:list-item>
            <text:list-item>
              <text:p text:style-name="P15">Lv100</text:p>
            </text:list-item>
          </text:list>
        </text:list-item>
        <text:list-item>
          <text:p text:style-name="P15">Eelektross</text:p>
          <text:list>
            <text:list-item>
              <text:p text:style-name="P31">Lv5 Thunder Wave</text:p>
            </text:list-item>
            <text:list-item>
              <text:p text:style-name="P31">Lv10 Spark</text:p>
            </text:list-item>
            <text:list-item>
              <text:p text:style-name="P31">Lv15 Charge Beam</text:p>
            </text:list-item>
            <text:list-item>
              <text:p text:style-name="P17">Lv20 Magnetic Rise (starts floating)</text:p>
            </text:list-item>
            <text:list-item>
              <text:p text:style-name="P31">Lv25 Discharge</text:p>
            </text:list-item>
            <text:list-item>
              <text:p text:style-name="P17">Lv30 Acid</text:p>
            </text:list-item>
            <text:list-item>
              <text:p text:style-name="P31">Lv35</text:p>
            </text:list-item>
            <text:list-item>
              <text:p text:style-name="P31">Lv40</text:p>
            </text:list-item>
            <text:list-item>
              <text:p text:style-name="P31">Lv45 Thunderbolt</text:p>
            </text:list-item>
            <text:list-item>
              <text:p text:style-name="P31">Lv50</text:p>
            </text:list-item>
            <text:list-item>
              <text:p text:style-name="P31">Lv55</text:p>
            </text:list-item>
            <text:list-item>
              <text:p text:style-name="P31">Lv60 Wild Charge</text:p>
            </text:list-item>
            <text:list-item>
              <text:p text:style-name="P31">Lv70 Zap Cannon </text:p>
            </text:list-item>
            <text:list-item>
              <text:p text:style-name="P17">Lv80 Thrash</text:p>
            </text:list-item>
            <text:list-item>
              <text:p text:style-name="P31"><text:soft-page-break/>Lv100</text:p>
            </text:list-item>
          </text:list>
        </text:list-item>
        <text:list-item>
          <text:p text:style-name="P15">Ghastly</text:p>
          <text:list>
            <text:list-item>
              <text:p text:style-name="P16">Lv5 Smog</text:p>
            </text:list-item>
            <text:list-item>
              <text:p text:style-name="P16">Lv10 Willow wisp</text:p>
            </text:list-item>
            <text:list-item>
              <text:p text:style-name="P16">Lv15 Night Shade</text:p>
            </text:list-item>
            <text:list-item>
              <text:p text:style-name="P15">Lv20</text:p>
            </text:list-item>
            <text:list-item>
              <text:p text:style-name="P15">Lv25</text:p>
            </text:list-item>
            <text:list-item>
              <text:p text:style-name="P15">Lv30 Shadow Ball</text:p>
            </text:list-item>
            <text:list-item>
              <text:p text:style-name="P15">Lv35 Sludge Bomb</text:p>
            </text:list-item>
            <text:list-item>
              <text:p text:style-name="P16">Lv40 Hex</text:p>
            </text:list-item>
            <text:list-item>
              <text:p text:style-name="P16">Lv45 Dazzling Gleam</text:p>
            </text:list-item>
            <text:list-item>
              <text:p text:style-name="P16">Lv50 Dark Pulse</text:p>
            </text:list-item>
            <text:list-item>
              <text:p text:style-name="P15">Lv55 Dream Eater</text:p>
            </text:list-item>
            <text:list-item>
              <text:p text:style-name="P15">Lv60</text:p>
            </text:list-item>
            <text:list-item>
              <text:p text:style-name="P15">Lv70</text:p>
            </text:list-item>
            <text:list-item>
              <text:p text:style-name="P15">Lv80</text:p>
            </text:list-item>
            <text:list-item>
              <text:p text:style-name="P15">Lv100</text:p>
            </text:list-item>
          </text:list>
        </text:list-item>
        <text:list-item>
          <text:p text:style-name="P15">Minccino</text:p>
        </text:list-item>
        <text:list-item>
          <text:p text:style-name="P15">Jangmo-o</text:p>
          <text:list>
            <text:list-item>
              <text:p text:style-name="P15">Lv50 Outrage</text:p>
            </text:list-item>
            <text:list-item>
              <text:p text:style-name="P15">Lv55 Draco Meteor</text:p>
            </text:list-item>
            <text:list-item>
              <text:p text:style-name="P16">Lv60 Clanging Scales</text:p>
            </text:list-item>
            <text:list-item>
              <text:p text:style-name="P30">Lv70 Close Combat</text:p>
            </text:list-item>
            <text:list-item>
              <text:p text:style-name="P30">Lv80 Superpower</text:p>
            </text:list-item>
            <text:list-item>
              <text:p text:style-name="P30">Lv100 Clangorous Soulblaze</text:p>
            </text:list-item>
          </text:list>
        </text:list-item>
        <text:list-item>
          <text:p text:style-name="P15">Metang</text:p>
        </text:list-item>
        <text:list-item>
          <text:p text:style-name="P15">Chikorita</text:p>
        </text:list-item>
        <text:list-item>
          <text:p text:style-name="P15">Totodile</text:p>
        </text:list-item>
        <text:list-item>
          <text:p text:style-name="P15">Machop</text:p>
        </text:list-item>
        <text:list-item>
          <text:p text:style-name="P15">Pachirisu</text:p>
        </text:list-item>
      </text:list>
      <text:p text:style-name="Standard"/>
      <text:h text:style-name="P13" text:outline-level="1">Pantheon:</text:h>
      <text:p text:style-name="P9">When building a pantheon in the code, the code needs to consider what roles must be filled and how many roles there are. Here are roles that exist in real pantheons:</text:p>
      <text:list xml:id="list3261794764956291420" text:style-name="L6">
        <text:list-item>
          <text:p text:style-name="P37">Weather/Lightning (Zeus)</text:p>
        </text:list-item>
        <text:list-item>
          <text:p text:style-name="P37">Family/Childbirth (Hera)</text:p>
        </text:list-item>
        <text:list-item>
          <text:p text:style-name="P37">Ocean (Poseidon)</text:p>
        </text:list-item>
        <text:list-item>
          <text:p text:style-name="P37">Seasons/Harvest (Demeter)</text:p>
        </text:list-item>
        <text:list-item>
          <text:p text:style-name="P37">Wisdom (Athena, Ganesha)</text:p>
        </text:list-item>
        <text:list-item>
          <text:p text:style-name="P37">The Arts (Apollo, Saraswati)</text:p>
        </text:list-item>
        <text:list-item>
          <text:p text:style-name="P37">Wilderness/Hunt (Artemis)</text:p>
        </text:list-item>
        <text:list-item>
          <text:p text:style-name="P37">War (Ares, Kartikeya, Durga, Hachiman)</text:p>
        </text:list-item>
        <text:list-item>
          <text:p text:style-name="P37">Craft (Hephaestos)</text:p>
        </text:list-item>
        <text:list-item>
          <text:p text:style-name="P37">Love (Aphrodite, Parvati)</text:p>
        </text:list-item>
        <text:list-item>
          <text:p text:style-name="P37">Trade (Hermes)</text:p>
        </text:list-item>
        <text:list-item>
          <text:p text:style-name="P37"><text:soft-page-break/>Hearth/Home (Hestia)</text:p>
        </text:list-item>
        <text:list-item>
          <text:p text:style-name="P37">Festivity/Alcohol (Dionysus)</text:p>
        </text:list-item>
        <text:list-item>
          <text:p text:style-name="P37">Balance/Protection (Vishnu)</text:p>
        </text:list-item>
        <text:list-item>
          <text:p text:style-name="P37">Destruction (Shiva)</text:p>
        </text:list-item>
        <text:list-item>
          <text:p text:style-name="P37">Creation (Brahma, Izanagi)</text:p>
        </text:list-item>
        <text:list-item>
          <text:p text:style-name="P37">Wealth/Prosperity (Lakshmi)</text:p>
        </text:list-item>
        <text:list-item>
          <text:p text:style-name="P37">Time (Kali)</text:p>
        </text:list-item>
        <text:list-item>
          <text:p text:style-name="P37">Rain (Maariamman)</text:p>
        </text:list-item>
        <text:list-item>
          <text:p text:style-name="P37">Wind (Fuujin)</text:p>
        </text:list-item>
        <text:list-item>
          <text:p text:style-name="P37">Sun (Amaterasu)</text:p>
        </text:list-item>
        <text:list-item>
          <text:p text:style-name="P37">Death (Izanami)</text:p>
        </text:list-item>
      </text:list>
      <text:p text:style-name="P9">Try for Creation/Destruction. If it fails, you may put in gods of Creation or Destruction.</text:p>
      <text:p text:style-name="P9">If there is no god of Creation in the main pantheon, then the god of Creation/Destruction is a god outside of the pantheon. If there is a god of Destruction in the main pantheon, then the outside-of-pantheon god is just Creation.</text:p>
      <text:p text:style-name="P9">Try for Death/Destruction. If it fails, you may put in gods of Death or Destruction. If a god of death isnt in the pantheon, it is a god outside of the pantheon.</text:p>
      <text:p text:style-name="P9">Try for Craft. If it fails, you may put in gods of Metallurgy, Carpentry and Textile-working.</text:p>
      <text:p text:style-name="P9">Try for Nature. If it fails, you may put in gods of Seasons/Harvest, Wilderness/Hunt, and Weather/Lightning.</text:p>
      <text:p text:style-name="P9">Try for Wilderness/Hunt. If it fails, you may put in gods of Forest/Wood, Desert/Sand, Tundra/Snow, Meadow/Flowers. If not all four of them can be put in, they exist as lesser gods outside of the pantheon in their own group.</text:p>
      <text:p text:style-name="P9">Try for Seasons/Harvest. If it fails, you may put in gods of Wealth/Prosperity and Cereal/Fertility.</text:p>
      <text:p text:style-name="P9">Try for Weather/Lightning. If it fails, you may put in gods of Rain, Lightning and Wind/Air.</text:p>
      <text:p text:style-name="P9">Try for The Arts/Education. If it fails, you may put in a god of The Arts. Hold Education/Wisdom until after War/Wisdom.</text:p>
      <text:p text:style-name="P9">Try for The Arts. If it fails, you may put in gods of Music/Dance, Painting and Writing/Poetry. If all of the latter fail, then they are muses outside of the pantheon.</text:p>
      <text:p text:style-name="P9">Try for War/Wisdom. If it fails, and The Arts/Education also failed, then you may put in Education/Wisdom and Warfare.</text:p>
      <text:p text:style-name="P9">Try for Education/Wisdom. If it fails, then you may put in Knowledge and Wisdom.</text:p>
      <text:p text:style-name="P9">Try for Family/Home/Love. If it fails, then you may put in Family/Childbirth, Love and Hearth/Home.</text:p>
      <text:p text:style-name="P9">If Metallurgy, Craft and Hearth has failed, you may put in a god of Fire.</text:p>
      <text:p text:style-name="P9">If Ocean failed, you may put in a god of Water.</text:p>
      <text:p text:style-name="P9">If Cereal/Fertility failed, you may put in a god of Earth.</text:p>
      <text:p text:style-name="P9">If Fire, Water, Earth and Wind/Air all succeeded in spawning into the pantheon, then you have a <text:span text:style-name="T1">Classical Elements Pantheon.</text:span></text:p>
      <text:p text:style-name="P10">Set whether the gods are Active, Dormant (in need of awakening), Sealed (in need of rescue) or <text:soft-page-break/>Corrupted. The last is only possible if the plot itself is going to be centered around a Corruption of the World. The different domains of the gods will determine different troubles of the Setting.</text:p>
      <table:table table:name="Tabell1" table:style-name="Tabell1">
        <table:table-column table:style-name="Tabell1.A" table:number-columns-repeated="3"/>
        <table:table-column table:style-name="Tabell1.D"/>
        <table:table-row>
          <table:table-cell table:style-name="Tabell1.A1" office:value-type="string">
            <text:p text:style-name="Table_20_Contents"/>
          </table:table-cell>
          <table:table-cell table:style-name="Tabell1.A1" office:value-type="string">
            <text:p text:style-name="P5">Dormant</text:p>
          </table:table-cell>
          <table:table-cell table:style-name="Tabell1.A1" office:value-type="string">
            <text:p text:style-name="P5">Sealed</text:p>
          </table:table-cell>
          <table:table-cell table:style-name="Tabell1.D1" office:value-type="string">
            <text:p text:style-name="P5">Corrupted</text:p>
          </table:table-cell>
        </table:table-row>
        <table:table-row>
          <table:table-cell table:style-name="Tabell1.A2" office:value-type="string">
            <text:p text:style-name="P5">Creation/Destruction</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Creation</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Death/Destruction</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Destruction</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Death</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Craft</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Metallurgy</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Carpentry</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Textile-working</text:p>
          </table:table-cell>
          <table:table-cell table:style-name="Tabell1.A2" office:value-type="string">
            <text:p text:style-name="P5">Anything textile related breaks down very fast. You cannot craft textile.</text:p>
          </table:table-cell>
          <table:table-cell table:style-name="Tabell1.A2" office:value-type="string">
            <text:p text:style-name="P5">One person monopolizes weaving.</text:p>
          </table:table-cell>
          <table:table-cell table:style-name="Tabell1.D2" office:value-type="string">
            <text:p text:style-name="P5">Possessed clothes go around attacking people.</text:p>
          </table:table-cell>
        </table:table-row>
        <table:table-row>
          <table:table-cell table:style-name="Tabell1.A2" office:value-type="string">
            <text:p text:style-name="P5">Nature</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Seasons/Harvest</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Wilderness/Hunt</text:p>
          </table:table-cell>
          <table:table-cell table:style-name="Tabell1.A2" office:value-type="string">
            <text:p text:style-name="P5">You cannot find animals in the wild.</text:p>
          </table:table-cell>
          <table:table-cell table:style-name="Tabell1.A2" office:value-type="string">
            <text:p text:style-name="P5">You cannot find animals in the wild, but one person is followed by them.</text:p>
          </table:table-cell>
          <table:table-cell table:style-name="Tabell1.D2" office:value-type="string">
            <text:p text:style-name="P5">Animals regularly attack the village. They have Berserk.</text:p>
          </table:table-cell>
        </table:table-row>
        <table:table-row>
          <table:table-cell table:style-name="Tabell1.A2" office:value-type="string">
            <text:p text:style-name="P5">Weather/Lightning</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Forest/Wood</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Desert/Sand</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P5">Sandstorms often hit the village. Deserts always have sandstorms in them.</text:p>
          </table:table-cell>
        </table:table-row>
        <table:table-row>
          <table:table-cell table:style-name="Tabell1.A2" office:value-type="string">
            <text:p text:style-name="P5">Tundra/Snow</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P5">You become frozen faster in cold climates. Blizzards often hit the village.</text:p>
          </table:table-cell>
        </table:table-row>
        <table:table-row>
          <table:table-cell table:style-name="Tabell1.A2" office:value-type="string">
            <text:p text:style-name="P5">Meadow/Flowers</text:p>
          </table:table-cell>
          <table:table-cell table:style-name="Tabell1.A2" office:value-type="string">
            <text:p text:style-name="P5">Flowers wont grow anywhere.</text:p>
          </table:table-cell>
          <table:table-cell table:style-name="Tabell1.A2" office:value-type="string">
            <text:p text:style-name="P5">Flowers wont grow anywhere. One person has green thumbs however.</text:p>
          </table:table-cell>
          <table:table-cell table:style-name="Tabell1.D2" office:value-type="string">
            <text:p text:style-name="P5">Carnivorous plants often grown in the village.</text:p>
          </table:table-cell>
        </table:table-row>
        <table:table-row>
          <table:table-cell table:style-name="Tabell1.A2" office:value-type="string">
            <text:p text:style-name="P5">Wealth/Prosperity</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Cereal/Fertility</text:p>
          </table:table-cell>
          <table:table-cell table:style-name="Tabell1.A2" office:value-type="string">
            <text:p text:style-name="P5">Nothing can be grown in the village.</text:p>
          </table:table-cell>
          <table:table-cell table:style-name="Tabell1.A2" office:value-type="string">
            <text:p text:style-name="P5">Nothing can be grown in the village. One person monopolizes the harvest.</text:p>
          </table:table-cell>
          <table:table-cell table:style-name="Tabell1.D2" office:value-type="string">
            <text:p text:style-name="P5">Nothing can be grown in the village. If you try, people will get sick.</text:p>
          </table:table-cell>
        </table:table-row>
        <table:table-row>
          <table:table-cell table:style-name="Tabell1.A2" office:value-type="string">
            <text:p text:style-name="P5">Rain</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P5">Floods often occur. So much rain that almost nothing can be grown.</text:p>
          </table:table-cell>
        </table:table-row>
        <text:soft-page-break/>
        <table:table-row>
          <table:table-cell table:style-name="Tabell1.A2" office:value-type="string">
            <text:p text:style-name="P5">Lightning</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P5">Frequent lightning storms over the village. Outdoor lakes are usually electrocuted and forest fires are often caused.</text:p>
          </table:table-cell>
        </table:table-row>
        <table:table-row>
          <table:table-cell table:style-name="Tabell1.A2" office:value-type="string">
            <text:p text:style-name="P5">Wind/Air</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P5">Tornadoes regularly hit the village. Strong winds uproot crops.</text:p>
          </table:table-cell>
        </table:table-row>
        <table:table-row>
          <table:table-cell table:style-name="Tabell1.A2" office:value-type="string">
            <text:p text:style-name="P5">The Arts/Education</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The Arts</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War/Wisdom</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P5">People regularly fight and go berserk for very small reasons. They are also dumb.</text:p>
          </table:table-cell>
        </table:table-row>
        <table:table-row>
          <table:table-cell table:style-name="Tabell1.A2" office:value-type="string">
            <text:p text:style-name="P5">Education/Wisdom</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Warfare</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P5">People regularly fight and go berserk for very small reasons.</text:p>
          </table:table-cell>
        </table:table-row>
        <table:table-row>
          <table:table-cell table:style-name="Tabell1.A2" office:value-type="string">
            <text:p text:style-name="P5">Knowledge</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Wisdom</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Family/Home/Love</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Family/Childbirth</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Love</text:p>
          </table:table-cell>
          <table:table-cell table:style-name="Tabell1.A2" office:value-type="string">
            <text:p text:style-name="P5">You cannot build strong bonds with anyone, but everyone are happy.</text:p>
          </table:table-cell>
          <table:table-cell table:style-name="Tabell1.A2" office:value-type="string">
            <text:p text:style-name="P5">One person goes around making people fall in love with eachother, in a world where that is supposed to be a myth.</text:p>
          </table:table-cell>
          <table:table-cell table:style-name="Tabell1.D2" office:value-type="string">
            <text:p text:style-name="P5">You cannot build strong bonds with anyone. Everyone are regularly sad and lonely and avoid eachother.</text:p>
          </table:table-cell>
        </table:table-row>
        <table:table-row>
          <table:table-cell table:style-name="Tabell1.A2" office:value-type="string">
            <text:p text:style-name="P5">Hearth/Home</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Fire</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Water</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Earth</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
      <text:p text:style-name="P10"/>
      <text:p text:style-name="P10">The dungeons in the game can sometimes be dedicated to a god, especially in the case that you're supposed to wake a dormant god or defeat a corrupted god. In that case, the entire dungeon will carry characteristics that invoke the attributes of the god. If the dungeon isnt dedicated to the god but the god is still there, then theres another reason the god is there and theres no correlation with the design. The design change is regardless of the layout, but not always.</text:p>
      <text:p text:style-name="P10"/>
      <table:table table:name="Tabell2" table:style-name="Tabell2">
        <table:table-column table:style-name="Tabell2.A"/>
        <table:table-column table:style-name="Tabell2.B"/>
        <table:table-row>
          <table:table-cell table:style-name="Tabell2.A1" office:value-type="string">
            <text:p text:style-name="Table_20_Contents"/>
          </table:table-cell>
          <table:table-cell table:style-name="Tabell2.B1" office:value-type="string">
            <text:p text:style-name="P5">Temple design change</text:p>
          </table:table-cell>
        </table:table-row>
        <table:table-row>
          <table:table-cell table:style-name="Tabell2.A2" office:value-type="string">
            <text:p text:style-name="P5">Creation/Destruction</text:p>
          </table:table-cell>
          <table:table-cell table:style-name="Tabell2.B2" office:value-type="string">
            <text:p text:style-name="P5">Black holes, nebulae, ruins that randomly build themselves up and break apart, donut lifts</text:p>
          </table:table-cell>
        </table:table-row>
        <text:soft-page-break/>
        <table:table-row>
          <table:table-cell table:style-name="Tabell2.A2" office:value-type="string">
            <text:p text:style-name="P5">Creation</text:p>
          </table:table-cell>
          <table:table-cell table:style-name="Tabell2.B2" office:value-type="string">
            <text:p text:style-name="P5">Random light, small stars, nebulae</text:p>
          </table:table-cell>
        </table:table-row>
        <table:table-row>
          <table:table-cell table:style-name="Tabell2.A2" office:value-type="string">
            <text:p text:style-name="P5">Death/Destruction</text:p>
          </table:table-cell>
          <table:table-cell table:style-name="Tabell2.B2" office:value-type="string">
            <text:p text:style-name="P5">There will be skeletons, corpses, coffins, ruins. There will be an emphasis on the skeletons being scattered, broken, rotten</text:p>
          </table:table-cell>
        </table:table-row>
        <table:table-row>
          <table:table-cell table:style-name="Tabell2.A2" office:value-type="string">
            <text:p text:style-name="P5">Destruction</text:p>
          </table:table-cell>
          <table:table-cell table:style-name="Tabell2.B2" office:value-type="string">
            <text:p text:style-name="P5">Ruins</text:p>
          </table:table-cell>
        </table:table-row>
        <table:table-row>
          <table:table-cell table:style-name="Tabell2.A2" office:value-type="string">
            <text:p text:style-name="P5">Death</text:p>
          </table:table-cell>
          <table:table-cell table:style-name="Tabell2.B2" office:value-type="string">
            <text:p text:style-name="P5">There will be skeletons, corpses, coffins</text:p>
          </table:table-cell>
        </table:table-row>
        <table:table-row>
          <table:table-cell table:style-name="Tabell2.A2" office:value-type="string">
            <text:p text:style-name="P5">Craft</text:p>
          </table:table-cell>
          <table:table-cell table:style-name="Tabell2.B2" office:value-type="string">
            <text:p text:style-name="P5"/>
          </table:table-cell>
        </table:table-row>
        <table:table-row>
          <table:table-cell table:style-name="Tabell2.A2" office:value-type="string">
            <text:p text:style-name="P5">Metallurgy</text:p>
          </table:table-cell>
          <table:table-cell table:style-name="Tabell2.B2" office:value-type="string">
            <text:p text:style-name="P5">Steel beams. Lava. Forgery.</text:p>
          </table:table-cell>
        </table:table-row>
        <table:table-row>
          <table:table-cell table:style-name="Tabell2.A2" office:value-type="string">
            <text:p text:style-name="P5">Carpentry</text:p>
          </table:table-cell>
          <table:table-cell table:style-name="Tabell2.B2" office:value-type="string">
            <text:p text:style-name="P5">Everything made out of wooden blocks and beams. Sawblades. Flying furniture.</text:p>
          </table:table-cell>
        </table:table-row>
        <table:table-row>
          <table:table-cell table:style-name="Tabell2.A2" office:value-type="string">
            <text:p text:style-name="P5">Textile-working</text:p>
          </table:table-cell>
          <table:table-cell table:style-name="Tabell2.B2" office:value-type="string">
            <text:p text:style-name="P5">Knitted stuff. Crocheted stuff. Dangerous plushies.</text:p>
          </table:table-cell>
        </table:table-row>
        <table:table-row>
          <table:table-cell table:style-name="Tabell2.A2" office:value-type="string">
            <text:p text:style-name="P5">Nature</text:p>
          </table:table-cell>
          <table:table-cell table:style-name="Tabell2.B1" office:value-type="string">
            <text:p text:style-name="P5">Trees, flowers, berries, mosses, water. Rivers indoors.</text:p>
          </table:table-cell>
        </table:table-row>
        <table:table-row>
          <table:table-cell table:style-name="Tabell2.A2" office:value-type="string">
            <text:p text:style-name="P5">Seasons/Harvest</text:p>
          </table:table-cell>
          <table:table-cell table:style-name="Tabell2.B2" office:value-type="string">
            <text:p text:style-name="P5">Garden. Crops. Gourds, a lot of them. Wheat. Farms.</text:p>
          </table:table-cell>
        </table:table-row>
        <table:table-row>
          <table:table-cell table:style-name="Tabell2.A2" office:value-type="string">
            <text:p text:style-name="P5">Wilderness/Hunt</text:p>
          </table:table-cell>
          <table:table-cell table:style-name="Tabell2.B2" office:value-type="string">
            <text:p text:style-name="P5">Beasts and wild animals indoors. Veil between inside and outside is very vague.</text:p>
          </table:table-cell>
        </table:table-row>
        <table:table-row>
          <table:table-cell table:style-name="Tabell2.A2" office:value-type="string">
            <text:p text:style-name="P5">Weather/Lightning</text:p>
          </table:table-cell>
          <table:table-cell table:style-name="Tabell2.B2" office:value-type="string">
            <text:p text:style-name="P5">Open rooves. Lightning strikes. Metal is dangerous.</text:p>
          </table:table-cell>
        </table:table-row>
        <table:table-row>
          <table:table-cell table:style-name="Tabell2.A2" office:value-type="string">
            <text:p text:style-name="P5">Forest/Wood</text:p>
          </table:table-cell>
          <table:table-cell table:style-name="Tabell2.B2" office:value-type="string">
            <text:p text:style-name="P5">Trees. Walls made out of living wood.</text:p>
          </table:table-cell>
        </table:table-row>
        <table:table-row>
          <table:table-cell table:style-name="Tabell2.A2" office:value-type="string">
            <text:p text:style-name="P5">Desert/Sand</text:p>
          </table:table-cell>
          <table:table-cell table:style-name="Tabell2.B2" office:value-type="string">
            <text:p text:style-name="P5">Sandstone. Probably a pyramid of somekind. Sand elementals. Fire.</text:p>
          </table:table-cell>
        </table:table-row>
        <table:table-row>
          <table:table-cell table:style-name="Tabell2.A2" office:value-type="string">
            <text:p text:style-name="P5">Tundra/Snow</text:p>
          </table:table-cell>
          <table:table-cell table:style-name="Tabell2.B2" office:value-type="string">
            <text:p text:style-name="P5">Snow elementals. Lots of trees.</text:p>
          </table:table-cell>
        </table:table-row>
        <table:table-row>
          <table:table-cell table:style-name="Tabell2.A2" office:value-type="string">
            <text:p text:style-name="P5">Meadow/Flowers</text:p>
          </table:table-cell>
          <table:table-cell table:style-name="Tabell2.B2" office:value-type="string">
            <text:p text:style-name="P5">Flowers everywhere. An absolute excess. Sort of gaudy. Greenhouse.</text:p>
          </table:table-cell>
        </table:table-row>
        <table:table-row>
          <table:table-cell table:style-name="Tabell2.A2" office:value-type="string">
            <text:p text:style-name="P5">Wealth/Prosperity</text:p>
          </table:table-cell>
          <table:table-cell table:style-name="Tabell2.B2" office:value-type="string">
            <text:p text:style-name="P5">Gold everywhere. Eldorado.</text:p>
          </table:table-cell>
        </table:table-row>
        <table:table-row>
          <table:table-cell table:style-name="Tabell2.A2" office:value-type="string">
            <text:p text:style-name="P5">Cereal/Fertility</text:p>
          </table:table-cell>
          <table:table-cell table:style-name="Tabell2.B2" office:value-type="string">
            <text:p text:style-name="P5">Wheat. A mansion/Farmhouse.</text:p>
          </table:table-cell>
        </table:table-row>
        <table:table-row>
          <table:table-cell table:style-name="Tabell2.A2" office:value-type="string">
            <text:p text:style-name="P5">Rain</text:p>
          </table:table-cell>
          <table:table-cell table:style-name="Tabell2.B2" office:value-type="string">
            <text:p text:style-name="P5">Swamp / Ocean. Open roof, so it rains into the dungeon.</text:p>
          </table:table-cell>
        </table:table-row>
        <table:table-row>
          <table:table-cell table:style-name="Tabell2.A2" office:value-type="string">
            <text:p text:style-name="P5">Lightning</text:p>
          </table:table-cell>
          <table:table-cell table:style-name="Tabell2.B2" office:value-type="string">
            <text:p text:style-name="P5">Lightning strikes. Metal is dangerous. Lots of lightning related obstacles.</text:p>
          </table:table-cell>
        </table:table-row>
        <table:table-row>
          <table:table-cell table:style-name="Tabell2.A2" office:value-type="string">
            <text:p text:style-name="P5">Wind/Air</text:p>
          </table:table-cell>
          <table:table-cell table:style-name="Tabell2.B2" office:value-type="string">
            <text:p text:style-name="P5">Giant fans trying to blow you around.</text:p>
          </table:table-cell>
        </table:table-row>
        <table:table-row>
          <table:table-cell table:style-name="Tabell2.A2" office:value-type="string">
            <text:p text:style-name="P5">The Arts/Education</text:p>
          </table:table-cell>
          <table:table-cell table:style-name="Tabell2.B2" office:value-type="string">
            <text:p text:style-name="P5">Museum/Archives</text:p>
          </table:table-cell>
        </table:table-row>
        <table:table-row>
          <table:table-cell table:style-name="Tabell2.A2" office:value-type="string">
            <text:p text:style-name="P5">The Arts</text:p>
          </table:table-cell>
          <table:table-cell table:style-name="Tabell2.B2" office:value-type="string">
            <text:p text:style-name="P5">Museum</text:p>
          </table:table-cell>
        </table:table-row>
        <table:table-row>
          <table:table-cell table:style-name="Tabell2.A2" office:value-type="string">
            <text:p text:style-name="P5">War/Wisdom</text:p>
          </table:table-cell>
          <table:table-cell table:style-name="Tabell2.B2" office:value-type="string">
            <text:p text:style-name="P5"/>
          </table:table-cell>
        </table:table-row>
        <table:table-row>
          <table:table-cell table:style-name="Tabell2.A2" office:value-type="string">
            <text:p text:style-name="P5">Education/Wisdom</text:p>
          </table:table-cell>
          <table:table-cell table:style-name="Tabell2.B2" office:value-type="string">
            <text:p text:style-name="P5">Library</text:p>
          </table:table-cell>
        </table:table-row>
        <table:table-row>
          <table:table-cell table:style-name="Tabell2.A2" office:value-type="string">
            <text:p text:style-name="P5">Warfare</text:p>
          </table:table-cell>
          <table:table-cell table:style-name="Tabell2.B2" office:value-type="string">
            <text:p text:style-name="P5">Former battlefield. Ruins of a devastated city. Ghosts of soldiers. Crypt of soldiers.</text:p>
          </table:table-cell>
        </table:table-row>
        <table:table-row>
          <table:table-cell table:style-name="Tabell2.A2" office:value-type="string">
            <text:p text:style-name="P5">Knowledge</text:p>
          </table:table-cell>
          <table:table-cell table:style-name="Tabell2.B2" office:value-type="string">
            <text:p text:style-name="P5">Library</text:p>
          </table:table-cell>
        </table:table-row>
        <table:table-row>
          <table:table-cell table:style-name="Tabell2.A2" office:value-type="string">
            <text:p text:style-name="P5">Wisdom</text:p>
          </table:table-cell>
          <table:table-cell table:style-name="Tabell2.B2" office:value-type="string">
            <text:p text:style-name="P5">Decorative garden / Japanese garden. Buddhist temple on a mountain.</text:p>
          </table:table-cell>
        </table:table-row>
        <table:table-row>
          <table:table-cell table:style-name="Tabell2.A2" office:value-type="string">
            <text:p text:style-name="P5">Family/Home/Love</text:p>
          </table:table-cell>
          <table:table-cell table:style-name="Tabell2.B2" office:value-type="string">
            <text:p text:style-name="P5">Mansion</text:p>
          </table:table-cell>
        </table:table-row>
        <table:table-row>
          <table:table-cell table:style-name="Tabell2.A2" office:value-type="string">
            <text:p text:style-name="P5">Family/Childbirth</text:p>
          </table:table-cell>
          <table:table-cell table:style-name="Tabell2.B2" office:value-type="string">
            <text:p text:style-name="P5">Mansion. Mother cult</text:p>
          </table:table-cell>
        </table:table-row>
        <text:soft-page-break/>
        <table:table-row>
          <table:table-cell table:style-name="Tabell2.A2" office:value-type="string">
            <text:p text:style-name="P5">Love</text:p>
          </table:table-cell>
          <table:table-cell table:style-name="Tabell2.B2" office:value-type="string">
            <text:p text:style-name="P5">Fire. Charming enemies. Could be almost anything.</text:p>
          </table:table-cell>
        </table:table-row>
        <table:table-row>
          <table:table-cell table:style-name="Tabell2.A2" office:value-type="string">
            <text:p text:style-name="P5">Hearth/Home</text:p>
          </table:table-cell>
          <table:table-cell table:style-name="Tabell2.B2" office:value-type="string">
            <text:p text:style-name="P6">Cabin / <text:span text:style-name="T2">Mansion</text:span></text:p>
          </table:table-cell>
        </table:table-row>
        <table:table-row>
          <table:table-cell table:style-name="Tabell2.A2" office:value-type="string">
            <text:p text:style-name="P5">Fire</text:p>
          </table:table-cell>
          <table:table-cell table:style-name="Tabell2.B2" office:value-type="string">
            <text:p text:style-name="P5">Lots of fire lol</text:p>
          </table:table-cell>
        </table:table-row>
        <table:table-row>
          <table:table-cell table:style-name="Tabell2.A2" office:value-type="string">
            <text:p text:style-name="P5">Water</text:p>
          </table:table-cell>
          <table:table-cell table:style-name="Tabell2.B2" office:value-type="string">
            <text:p text:style-name="P5">Underwater sections</text:p>
          </table:table-cell>
        </table:table-row>
        <table:table-row>
          <table:table-cell table:style-name="Tabell2.A2" office:value-type="string">
            <text:p text:style-name="P5">Earth</text:p>
          </table:table-cell>
          <table:table-cell table:style-name="Tabell2.B2" office:value-type="string">
            <text:p text:style-name="P5">Underground. Mud and earth and soil</text:p>
          </table:table-cell>
        </table:table-row>
      </table:table>
      <text:h text:style-name="Heading_20_1" text:outline-level="1">Astrology:</text:h>
      <text:p text:style-name="Text_20_body">Three bools will determine the kinds of signs that spawn. Animals, Humanoids and Objects. It will be possible to just choose the Western astrology though.</text:p>
      <text:h text:style-name="Heading_20_1" text:outline-level="1">Attributes:</text:h>
      <text:list xml:id="list484221870764398277" text:style-name="L7">
        <text:list-item>
          <text:p text:style-name="P21">Abstrusity – Difficult to comprehend</text:p>
        </text:list-item>
        <text:list-item>
          <text:p text:style-name="P21">Acerbity - Sourness</text:p>
        </text:list-item>
        <text:list-item>
          <text:p text:style-name="P21">Acridity - Bitterness</text:p>
        </text:list-item>
        <text:list-item>
          <text:p text:style-name="P21">Dampth - Humidity</text:p>
        </text:list-item>
        <text:list-item>
          <text:p text:style-name="P21">Dryth - Dryness</text:p>
        </text:list-item>
        <text:list-item>
          <text:p text:style-name="P21">Esoreticity – Supposed to be known only be a select few</text:p>
        </text:list-item>
        <text:list-item>
          <text:p text:style-name="P21">Fluxity – Change</text:p>
        </text:list-item>
        <text:list-item>
          <text:p text:style-name="P21">Gelidity – Very cold</text:p>
        </text:list-item>
        <text:list-item>
          <text:p text:style-name="P21">Hircosity – Goat, Hircine (lustful)</text:p>
        </text:list-item>
        <text:list-item>
          <text:p text:style-name="P21">Illth – Possession of wealth that brings misfortune</text:p>
        </text:list-item>
        <text:list-item>
          <text:p text:style-name="P21">Insipidity – Lacking of personality</text:p>
        </text:list-item>
        <text:list-item>
          <text:p text:style-name="P21">Ipseity – Selfhood</text:p>
        </text:list-item>
        <text:list-item>
          <text:p text:style-name="P21">Jocosity- Joking</text:p>
        </text:list-item>
        <text:list-item>
          <text:p text:style-name="P21">Lability – Instability</text:p>
        </text:list-item>
        <text:list-item>
          <text:p text:style-name="P21">Lignosity – Woody</text:p>
        </text:list-item>
        <text:list-item>
          <text:p text:style-name="P21">Mirth - Laughter</text:p>
        </text:list-item>
        <text:list-item>
          <text:p text:style-name="P21">Newth - Newness</text:p>
        </text:list-item>
        <text:list-item>
          <text:p text:style-name="P21">Nolleity – Unwillingness</text:p>
        </text:list-item>
        <text:list-item>
          <text:p text:style-name="P21">Prolixity – Talking too much</text:p>
        </text:list-item>
        <text:list-item>
          <text:p text:style-name="P21">Ruth – Mercy, remorse, compassion</text:p>
        </text:list-item>
        <text:list-item>
          <text:p text:style-name="P21">Xericity – Adapting to dry conditions</text:p>
        </text:list-item>
        <text:list-item>
          <text:p text:style-name="P21">Vivacity – Life force</text:p>
        </text:list-item>
        <text:list-item>
          <text:p text:style-name="P21">Decay</text:p>
        </text:list-item>
        <text:list-item>
          <text:p text:style-name="P21">Moribundity – About to die</text:p>
        </text:list-item>
        <text:list-item>
          <text:p text:style-name="P21">Acuity – Wit</text:p>
        </text:list-item>
        <text:list-item>
          <text:p text:style-name="P21">Acrimony – Bitter sharpness</text:p>
        </text:list-item>
        <text:list-item>
          <text:p text:style-name="P21">Ebriosity – Habitual drunkedness</text:p>
        </text:list-item>
        <text:list-item>
          <text:p text:style-name="P21">Ebullience – The quality of expresing excitedly</text:p>
        </text:list-item>
        <text:list-item>
          <text:p text:style-name="P21">Eburnean – Resembling ivory</text:p>
        </text:list-item>
        <text:list-item>
          <text:p text:style-name="P21">Folial – Resembling leaves</text:p>
        </text:list-item>
      </text:list>
      <text:p text:style-name="P2"/>
      <text:h text:style-name="Heading_20_1" text:outline-level="1">Music:</text:h>
      <text:list xml:id="list7549585428218576437" text:style-name="L8">
        <text:list-item>
          <text:p text:style-name="P22">Boss</text:p>
          <text:list>
            <text:list-item>
              <text:p text:style-name="P22">Cynthia theme</text:p>
            </text:list-item>
            <text:list-item>
              <text:p text:style-name="P22">Battle! Lysandre</text:p>
            </text:list-item>
            <text:list-item>
              <text:p text:style-name="P22">Pharaohman</text:p>
            </text:list-item>
            <text:list-item>
              <text:p text:style-name="P22"><text:soft-page-break/>Stallord (Gengar, Spiritomb, Dusknoir, Mismagius)</text:p>
            </text:list-item>
            <text:list-item>
              <text:p text:style-name="P22">Blizzeta second half (Froslass, Glalie, Walrein, Cloyster, Abomasnow)</text:p>
            </text:list-item>
            <text:list-item>
              <text:p text:style-name="P22">Zant battle (Spiritomb, Dusknoir, Zoroark, Tyranitar, Sharpedo, Drapion)</text:p>
            </text:list-item>
          </text:list>
        </text:list-item>
        <text:list-item>
          <text:p text:style-name="P22">Beach</text:p>
          <text:list>
            <text:list-item>
              <text:p text:style-name="P22">Icirrus City</text:p>
            </text:list-item>
            <text:list-item>
              <text:p text:style-name="P22">Destiny Islands</text:p>
            </text:list-item>
            <text:list-item>
              <text:p text:style-name="P22">White Forest</text:p>
            </text:list-item>
            <text:list-item>
              <text:p text:style-name="P22">Aspertia City</text:p>
            </text:list-item>
            <text:list-item>
              <text:p text:style-name="P22">Strange House</text:p>
            </text:list-item>
            <text:list-item>
              <text:p text:style-name="P22">Lush Jungle</text:p>
            </text:list-item>
          </text:list>
        </text:list-item>
        <text:list-item>
          <text:p text:style-name="P22">Tundra</text:p>
          <text:list>
            <text:list-item>
              <text:p text:style-name="P22">Frozen City</text:p>
            </text:list-item>
            <text:list-item>
              <text:p text:style-name="P22">Humilau City</text:p>
            </text:list-item>
            <text:list-item>
              <text:p text:style-name="P22">Route 2 XY</text:p>
            </text:list-item>
            <text:list-item>
              <text:p text:style-name="P22">Lumiose City</text:p>
            </text:list-item>
            <text:list-item>
              <text:p text:style-name="P22">Scary House</text:p>
            </text:list-item>
            <text:list-item>
              <text:p text:style-name="P22">Snowbelle City</text:p>
            </text:list-item>
            <text:list-item>
              <text:p text:style-name="P22">Mt.Lanakila</text:p>
            </text:list-item>
            <text:list-item>
              <text:p text:style-name="P22">Blizzardman</text:p>
            </text:list-item>
          </text:list>
        </text:list-item>
        <text:list-item>
          <text:p text:style-name="P22">Glacier</text:p>
          <text:list>
            <text:list-item>
              <text:p text:style-name="P22">Scary House</text:p>
            </text:list-item>
            <text:list-item>
              <text:p text:style-name="P22">Anistar City</text:p>
            </text:list-item>
            <text:list-item>
              <text:p text:style-name="P22">Snowbelle City</text:p>
            </text:list-item>
            <text:list-item>
              <text:p text:style-name="P22">Ten Carat Hill</text:p>
            </text:list-item>
            <text:list-item>
              <text:p text:style-name="P22">Mt.Lanakila</text:p>
            </text:list-item>
            <text:list-item>
              <text:p text:style-name="P22">Blizzardman</text:p>
            </text:list-item>
            <text:list-item>
              <text:p text:style-name="P22">Ice ruins (link between worlds)</text:p>
            </text:list-item>
          </text:list>
        </text:list-item>
        <text:list-item>
          <text:p text:style-name="P22">Sky</text:p>
          <text:list>
            <text:list-item>
              <text:p text:style-name="P22">Windman</text:p>
            </text:list-item>
            <text:list-item>
              <text:p text:style-name="P22">Blizzardman</text:p>
            </text:list-item>
            <text:list-item>
              <text:p text:style-name="P22">Tornadoman</text:p>
            </text:list-item>
            <text:list-item>
              <text:p text:style-name="P22">Ice ruins (link between worlds)</text:p>
            </text:list-item>
          </text:list>
        </text:list-item>
        <text:list-item>
          <text:p text:style-name="P22">Forest</text:p>
          <text:list>
            <text:list-item>
              <text:p text:style-name="P22">Opelucid City (White)</text:p>
            </text:list-item>
            <text:list-item>
              <text:p text:style-name="P22">Black City</text:p>
            </text:list-item>
            <text:list-item>
              <text:p text:style-name="P22">White Forest</text:p>
            </text:list-item>
            <text:list-item>
              <text:p text:style-name="P22">Reversal Mountain</text:p>
            </text:list-item>
            <text:list-item>
              <text:p text:style-name="P22">Strange House</text:p>
            </text:list-item>
            <text:list-item>
              <text:p text:style-name="P22">Route 2 XY</text:p>
            </text:list-item>
            <text:list-item>
              <text:p text:style-name="P22">Santalune Forest</text:p>
            </text:list-item>
            <text:list-item>
              <text:p text:style-name="P22">Laverre City</text:p>
            </text:list-item>
            <text:list-item>
              <text:p text:style-name="P22">Yamatoman</text:p>
            </text:list-item>
            <text:list-item>
              <text:p text:style-name="P22">Faron woods (twilight princess)</text:p>
            </text:list-item>
            <text:list-item>
              <text:p text:style-name="P22">Forest of mystery (link between worlds)</text:p>
            </text:list-item>
          </text:list>
        </text:list-item>
        <text:list-item>
          <text:p text:style-name="P22">Jungle</text:p>
          <text:list>
            <text:list-item>
              <text:p text:style-name="P22">Santalune Forest</text:p>
            </text:list-item>
            <text:list-item>
              <text:p text:style-name="P22">Shalour City</text:p>
            </text:list-item>
            <text:list-item>
              <text:p text:style-name="P22">Laverre City</text:p>
            </text:list-item>
            <text:list-item>
              <text:p text:style-name="P22">Anistar City</text:p>
            </text:list-item>
            <text:list-item>
              <text:p text:style-name="P22">Jubilife City</text:p>
            </text:list-item>
            <text:list-item>
              <text:p text:style-name="P22">Deep Jungle</text:p>
            </text:list-item>
            <text:list-item>
              <text:p text:style-name="P22">Verdant Cavern</text:p>
            </text:list-item>
            <text:list-item>
              <text:p text:style-name="P22"><text:soft-page-break/>Lush Jungle</text:p>
            </text:list-item>
            <text:list-item>
              <text:p text:style-name="P22">Faron woods (twilight princess)</text:p>
            </text:list-item>
          </text:list>
        </text:list-item>
        <text:list-item>
          <text:p text:style-name="P22">Dungeon</text:p>
          <text:list>
            <text:list-item>
              <text:p text:style-name="P22">Dragonspiral Tower</text:p>
            </text:list-item>
            <text:list-item>
              <text:p text:style-name="P22">Relic Castle</text:p>
            </text:list-item>
            <text:list-item>
              <text:p text:style-name="P22">Ns Castle</text:p>
            </text:list-item>
            <text:list-item>
              <text:p text:style-name="P22">Black City</text:p>
            </text:list-item>
            <text:list-item>
              <text:p text:style-name="P22">Strange House</text:p>
            </text:list-item>
            <text:list-item>
              <text:p text:style-name="P22">The Kalos Power Plant</text:p>
            </text:list-item>
            <text:list-item>
              <text:p text:style-name="P22">Route 15 XY</text:p>
            </text:list-item>
            <text:list-item>
              <text:p text:style-name="P22">Anistar City</text:p>
            </text:list-item>
            <text:list-item>
              <text:p text:style-name="P22">Po Town</text:p>
            </text:list-item>
            <text:list-item>
              <text:p text:style-name="P22">Ruins Music</text:p>
            </text:list-item>
            <text:list-item>
              <text:p text:style-name="P22">Splashwoman</text:p>
            </text:list-item>
            <text:list-item>
              <text:p text:style-name="P22">Eastern Palace</text:p>
            </text:list-item>
          </text:list>
        </text:list-item>
        <text:list-item>
          <text:p text:style-name="P22">Desert</text:p>
          <text:list>
            <text:list-item>
              <text:p text:style-name="P22">Relic Castle</text:p>
            </text:list-item>
            <text:list-item>
              <text:p text:style-name="P22">Gerudo Desert</text:p>
            </text:list-item>
            <text:list-item>
              <text:p text:style-name="P22">Route 10 BW</text:p>
            </text:list-item>
            <text:list-item>
              <text:p text:style-name="P22">White Forest</text:p>
            </text:list-item>
            <text:list-item>
              <text:p text:style-name="P22">Reversal Mountain</text:p>
            </text:list-item>
            <text:list-item>
              <text:p text:style-name="P22">Haina Desert</text:p>
            </text:list-item>
            <text:list-item>
              <text:p text:style-name="P22">Po Town</text:p>
            </text:list-item>
            <text:list-item>
              <text:p text:style-name="P22">Vast Poni Canyon</text:p>
            </text:list-item>
          </text:list>
        </text:list-item>
        <text:list-item>
          <text:p text:style-name="P22">Mesa</text:p>
          <text:list>
            <text:list-item>
              <text:p text:style-name="P22">Vast Poni Canyon</text:p>
            </text:list-item>
            <text:list-item>
              <text:p text:style-name="P22">Gerudo Desert</text:p>
            </text:list-item>
            <text:list-item>
              <text:p text:style-name="P22">Protoman fortress stage</text:p>
            </text:list-item>
            <text:list-item>
              <text:p text:style-name="P22">Concreteman</text:p>
            </text:list-item>
            <text:list-item>
              <text:p text:style-name="P22">Hidden Village Twilight princess</text:p>
            </text:list-item>
            <text:list-item>
              <text:p text:style-name="P22">Turtle rock (link between worlds)</text:p>
            </text:list-item>
          </text:list>
        </text:list-item>
        <text:list-item>
          <text:p text:style-name="P22">Swamp</text:p>
          <text:list>
            <text:list-item>
              <text:p text:style-name="P22">Song of Storms</text:p>
            </text:list-item>
            <text:list-item>
              <text:p text:style-name="P22">Splashwoman</text:p>
            </text:list-item>
            <text:list-item>
              <text:p text:style-name="P22">Forest of mystery (Link between worlds)</text:p>
            </text:list-item>
            <text:list-item>
              <text:p text:style-name="P22">Dark palace (link between worlds)plm</text:p>
            </text:list-item>
          </text:list>
        </text:list-item>
        <text:list-item>
          <text:p text:style-name="P22">Factory</text:p>
          <text:list>
            <text:list-item>
              <text:p text:style-name="P22">Opelucid City (Black)</text:p>
            </text:list-item>
            <text:list-item>
              <text:p text:style-name="P22">Black City</text:p>
            </text:list-item>
            <text:list-item>
              <text:p text:style-name="P22">Marine Tube</text:p>
            </text:list-item>
            <text:list-item>
              <text:p text:style-name="P22">The Kalos Power Plant</text:p>
            </text:list-item>
            <text:list-item>
              <text:p text:style-name="P22">Anistar City</text:p>
            </text:list-item>
            <text:list-item>
              <text:p text:style-name="P22">Ten Carat Hill</text:p>
            </text:list-item>
            <text:list-item>
              <text:p text:style-name="P22">Diveman</text:p>
            </text:list-item>
          </text:list>
        </text:list-item>
        <text:list-item>
          <text:p text:style-name="P22">Mine</text:p>
          <text:list>
            <text:list-item>
              <text:p text:style-name="P22">Santalune Forest</text:p>
            </text:list-item>
            <text:list-item>
              <text:p text:style-name="P22">The Kalos Power Plant</text:p>
            </text:list-item>
            <text:list-item>
              <text:p text:style-name="P22">Haina Desert</text:p>
            </text:list-item>
            <text:list-item>
              <text:p text:style-name="P22">Goron mines (twilight princess)</text:p>
            </text:list-item>
          </text:list>
        </text:list-item>
        <text:list-item>
          <text:p text:style-name="P22">Volcano</text:p>
          <text:list>
            <text:list-item>
              <text:p text:style-name="P22">Magmaman</text:p>
            </text:list-item>
            <text:list-item>
              <text:p text:style-name="P22">Death mountain (link between worlds)</text:p>
            </text:list-item>
            <text:list-item>
              <text:p text:style-name="P22"><text:soft-page-break/>Turtle rock (link between worlds)</text:p>
            </text:list-item>
          </text:list>
        </text:list-item>
        <text:list-item>
          <text:p text:style-name="P22">Mountain</text:p>
          <text:list>
            <text:list-item>
              <text:p text:style-name="P22">Reversal Mountain</text:p>
            </text:list-item>
            <text:list-item>
              <text:p text:style-name="P22">Lumiose City</text:p>
            </text:list-item>
            <text:list-item>
              <text:p text:style-name="P22">Route 15 XY</text:p>
            </text:list-item>
            <text:list-item>
              <text:p text:style-name="P22">Anistar City</text:p>
            </text:list-item>
            <text:list-item>
              <text:p text:style-name="P22">Route 18 XY</text:p>
            </text:list-item>
            <text:list-item>
              <text:p text:style-name="P22">Victory Road XY</text:p>
            </text:list-item>
            <text:list-item>
              <text:p text:style-name="P22">Po Town</text:p>
            </text:list-item>
            <text:list-item>
              <text:p text:style-name="P22">Mt.Lanakila</text:p>
            </text:list-item>
            <text:list-item>
              <text:p text:style-name="P22">Protoman fortress stage</text:p>
            </text:list-item>
            <text:list-item>
              <text:p text:style-name="P22">Concreteman</text:p>
            </text:list-item>
          </text:list>
        </text:list-item>
        <text:list-item>
          <text:p text:style-name="P22">Cave</text:p>
          <text:list>
            <text:list-item>
              <text:p text:style-name="P22">Reversal Mountain</text:p>
            </text:list-item>
            <text:list-item>
              <text:p text:style-name="P22">Strange House</text:p>
            </text:list-item>
            <text:list-item>
              <text:p text:style-name="P22">Santalune Forest</text:p>
            </text:list-item>
            <text:list-item>
              <text:p text:style-name="P22">Po Town</text:p>
            </text:list-item>
            <text:list-item>
              <text:p text:style-name="P22">Crystalman</text:p>
            </text:list-item>
            <text:list-item>
              <text:p text:style-name="P22">Death mountain (Link between worlds)</text:p>
            </text:list-item>
            <text:list-item>
              <text:p text:style-name="P22">Ice ruins (link between worlds)</text:p>
            </text:list-item>
          </text:list>
        </text:list-item>
        <text:list-item>
          <text:p text:style-name="P22">Ocean</text:p>
          <text:list>
            <text:list-item>
              <text:p text:style-name="P22">White Forest</text:p>
            </text:list-item>
            <text:list-item>
              <text:p text:style-name="P22">Undella Town</text:p>
            </text:list-item>
            <text:list-item>
              <text:p text:style-name="P22">Aspertia City</text:p>
            </text:list-item>
            <text:list-item>
              <text:p text:style-name="P22">Strange House</text:p>
            </text:list-item>
            <text:list-item>
              <text:p text:style-name="P22">Lumiose City</text:p>
            </text:list-item>
            <text:list-item>
              <text:p text:style-name="P22">Route 15 XY</text:p>
            </text:list-item>
            <text:list-item>
              <text:p text:style-name="P22">Splashwoman</text:p>
            </text:list-item>
          </text:list>
        </text:list-item>
        <text:list-item>
          <text:p text:style-name="P22">CUnderwater</text:p>
          <text:list>
            <text:list-item>
              <text:p text:style-name="P22">Abyssal Ruins</text:p>
            </text:list-item>
            <text:list-item>
              <text:p text:style-name="P22">Underground Ruins</text:p>
            </text:list-item>
            <text:list-item>
              <text:p text:style-name="P22">Marine Tube</text:p>
            </text:list-item>
            <text:list-item>
              <text:p text:style-name="P22">Shalour City</text:p>
            </text:list-item>
            <text:list-item>
              <text:p text:style-name="P22">Aether Paradise</text:p>
            </text:list-item>
            <text:list-item>
              <text:p text:style-name="P22">Diveman</text:p>
            </text:list-item>
            <text:list-item>
              <text:p text:style-name="P22">Splashwoman</text:p>
            </text:list-item>
          </text:list>
        </text:list-item>
        <text:list-item>
          <text:p text:style-name="P22">Space</text:p>
          <text:list>
            <text:list-item>
              <text:p text:style-name="P22">Aether Paradise</text:p>
            </text:list-item>
            <text:list-item>
              <text:p text:style-name="P22">Po Town</text:p>
            </text:list-item>
            <text:list-item>
              <text:p text:style-name="P22">Skullman</text:p>
            </text:list-item>
            <text:list-item>
              <text:p text:style-name="P22">Gravityman</text:p>
            </text:list-item>
            <text:list-item>
              <text:p text:style-name="P22">Crystalman</text:p>
            </text:list-item>
            <text:list-item>
              <text:p text:style-name="P22">Galaxyman</text:p>
            </text:list-item>
          </text:list>
        </text:list-item>
        <text:list-item>
          <text:p text:style-name="P22">Lake</text:p>
          <text:list>
            <text:list-item>
              <text:p text:style-name="P22">Opelucid City (White)</text:p>
            </text:list-item>
            <text:list-item>
              <text:p text:style-name="P22">Black City</text:p>
            </text:list-item>
            <text:list-item>
              <text:p text:style-name="P22">Undella Town</text:p>
            </text:list-item>
            <text:list-item>
              <text:p text:style-name="P22">Lacunosa Town</text:p>
            </text:list-item>
            <text:list-item>
              <text:p text:style-name="P22">Laverre City</text:p>
            </text:list-item>
            <text:list-item>
              <text:p text:style-name="P22">Route 18 XY</text:p>
            </text:list-item>
            <text:list-item>
              <text:p text:style-name="P22">Po Town</text:p>
            </text:list-item>
            <text:list-item>
              <text:p text:style-name="P22">Lake hylia (twilight princess)</text:p>
            </text:list-item>
          </text:list>
        </text:list-item>
        <text:list-item>
          <text:p text:style-name="P22"><text:soft-page-break/>Field</text:p>
          <text:list>
            <text:list-item>
              <text:p text:style-name="P22">Opelucid City (White)</text:p>
            </text:list-item>
            <text:list-item>
              <text:p text:style-name="P22">Route 10 BW</text:p>
            </text:list-item>
            <text:list-item>
              <text:p text:style-name="P22">White Forest</text:p>
            </text:list-item>
            <text:list-item>
              <text:p text:style-name="P22">Route 2 XY</text:p>
            </text:list-item>
            <text:list-item>
              <text:p text:style-name="P22">Laverre City</text:p>
            </text:list-item>
            <text:list-item>
              <text:p text:style-name="P22">Route 18 XY</text:p>
            </text:list-item>
            <text:list-item>
              <text:p text:style-name="P22">Yamatoman</text:p>
            </text:list-item>
          </text:list>
        </text:list-item>
      </text:list>
      <text:h text:style-name="Heading_20_1" text:outline-level="1">Location variables:</text:h>
      <text:p text:style-name="P2">Biome – Field, Swamp, Desert etc</text:p>
      <text:p text:style-name="P2">Location – Main, Lake, Cave, Coast, Mountain Foot</text:p>
      <text:p text:style-name="P2">Location variation – for example, Cristallic or Limy for Cave Mine or Mountain (entire dungeon is cristallic), Salt Desert for Desert, Glassy for Beach</text:p>
      <text:p text:style-name="P2">Temperature – Burning, Hot, Tepid, Cold, Freezing</text:p>
      <text:p text:style-name="P2">Climate – Arid, Dry, Normal, Humid, VeryHumid (Irrelevant for ocean, dungeon, underwater, cave or mine</text:p>
      <text:p text:style-name="P2">Tone – Sweet, Creepy, Mysterious, Chirpy, Calm, Dangerous, Deranged, Thinking (This determines things such as music, what kind of objects could spawn, and which enemies)</text:p>
      <text:p text:style-name="P2">Primary Element – Fire, Water, Earth, Wind, Light, Dark, None (Determines which enemies and which objects could spawn)</text:p>
      <text:p text:style-name="P2">Secondary Element – Fire, Water, Earth, Wind, Light, Dark</text:p>
      <text:p text:style-name="P4">Section variables</text:p>
      <text:p text:style-name="P2">Section Variation – for example, Ruins or Meadow for Field, Cristallic or Limy for Cave Mine or Mountain (this section only is cristallic), Rocky or Gravelly for Beach or Desert, etc</text:p>
      <text:p text:style-name="P2">Variation Strength – Based on this number, the variation will spawn in a few rooms, up to all of them</text:p>
      <text:p text:style-name="P2"/>
      <text:p text:style-name="P2">If you already have a location of a certain type saved, theres a smaller chance that that will spawn again. If theres hidden people nearby, then the entire area is likely to be scouted and full of traps</text:p>
      <text:p text:style-name="P2"/>
      <text:h text:style-name="Heading_20_1" text:outline-level="1">Personality variables:</text:h>
      <text:p text:style-name="P3">Basic Facts:</text:p>
      <text:p text:style-name="P3"><text:tab/>Name:</text:p>
      <text:p text:style-name="P3"><text:tab/>Age and Birth Year:</text:p>
      <text:p text:style-name="P3"><text:tab/>Birth Month:</text:p>
      <text:p text:style-name="P3"><text:tab/>Race:</text:p>
      <text:p text:style-name="P3"><text:tab/>Subrace:</text:p>
      <text:p text:style-name="P3">Preferances:</text:p>
      <text:p text:style-name="P3"><text:tab/>Favourite/Detested Color:</text:p>
      <text:p text:style-name="P3"><text:tab/>Favourite/Detested Temperature:</text:p>
      <text:p text:style-name="P3"><text:tab/>Favourite/Detested Flavor:</text:p>
      <text:p text:style-name="P3"><text:tab/>Favourite/Detested Biome:</text:p>
      <text:p text:style-name="P3"><text:tab/>Favourite/Detested Time of day:</text:p>
      <text:p text:style-name="P3"><text:tab/>Favourite/Detested Weekday:</text:p>
      <text:p text:style-name="P3"><text:tab/>Favourite/Detested Month:</text:p>
      <text:p text:style-name="P3"><text:tab/>Favourite/Detested Dish:</text:p>
      <text:p text:style-name="P3"><text:tab/>Favourite/Detested Smell:</text:p>
      <text:p text:style-name="P3">Background:</text:p>
      <text:p text:style-name="P3"><text:tab/>What made you become [Proffession]?</text:p>
      <text:p text:style-name="P3"><text:soft-page-break/><text:tab/><text:tab/>Because it sounded fun?</text:p>
      <text:p text:style-name="P3"><text:tab/><text:tab/>Because it was what your family wished for?</text:p>
      <text:p text:style-name="P3"><text:tab/><text:tab/>Because it was the only thing you thought you could do?</text:p>
      <text:p text:style-name="P3"><text:tab/><text:tab/>No particular reason?</text:p>
      <text:p text:style-name="P3"><text:tab/>Why did you want to come the village?</text:p>
      <text:p text:style-name="P3"><text:tab/><text:tab/>To escape your past?</text:p>
      <text:p text:style-name="P3"><text:tab/>Whats your darkest secret?</text:p>
      <text:p text:style-name="P3"><text:tab/><text:tab/>You killed your [x]?</text:p>
      <text:p text:style-name="P3"><text:tab/>Where did you come from?</text:p>
      <text:p text:style-name="P3"><text:tab/><text:tab/>Some other continent?</text:p>
      <text:p text:style-name="P3"><text:tab/>What did you do in your past?</text:p>
      <text:p text:style-name="P3"><text:tab/><text:tab/>Be in a guild?</text:p>
      <text:p text:style-name="P3"><text:tab/><text:tab/>Be a travelling merchant?</text:p>
      <text:p text:style-name="P3"><text:tab/><text:tab/>Be a</text:p>
      <text:p text:style-name="P1"/>
      <text:p text:style-name="P1">Proffessions in One Piece mode</text:p>
      <text:p text:style-name="P1"><text:span text:style-name="T5">Miner –</text:span><text:span text:style-name="T3"> in case you find yourself in mines a lot. Will spawn with some knowledge about the underworld</text:span></text:p>
      <text:p text:style-name="P3">Geologist - ”It might be alarming when you find yourself with a ton of rocks and minerals you cannot identify”. They can identify what gems you will find where.</text:p>
      <text:p text:style-name="P3">Tailor</text:p>
      <text:p text:style-name="P3">Leatherworker – Is probably also an archer, hunter, ranger, mimic or a beastmaster. Knows a lot about animals and usually wishes for balance in the universe</text:p>
      <text:p text:style-name="P3">Archer – Depending on which character spawns first, it might shift around other characters traits a bit</text:p>
      <text:p text:style-name="P3">Sniper – Stays far behind to shoot</text:p>
      <text:p text:style-name="P3">Archeologist – Figures out values of unidentified objects, and helps you find keys and chests</text:p>
      <text:p text:style-name="P3">Scribe – Figures out foreign alphabets fast and will keep track of your journey for you. Can dual class as anything else</text:p>
      <text:p text:style-name="P3">Smith – Can craft armor and weaponry</text:p>
      <text:p text:style-name="P1"><text:span text:style-name="T3">Botanist – Can carry some plants with you. Knows what plants are edible and which isnt without you having to taste, which is great, considering plants are randomised so the player cant know and </text:span><text:span text:style-name="T3">you definitely can lose crewmembers</text:span></text:p>
      <text:p text:style-name="P3">Thief – Can help you amass money faster, and get items that are otherwise difficult to get. You dont need keys to open chests</text:p>
      <text:p text:style-name="P3">Artificier – Someone who can program magical items and can craft wands, staffs, scepters, etc. Usually dual class as some kind of mage</text:p>
      <text:p text:style-name="P3">Jeweler – Can dualclass as any other, and knows a bit of geology, but not all. They can only identify gemstones. They also cant identify where to find which gems, like a geologist can. </text:p>
      <text:p text:style-name="P3">Chef – So you can eat something</text:p>
      <text:p text:style-name="P3">Carpenter – Can build shelter, set up a tent, build a bridge, repair bridges and stuff etc</text:p>
      <text:p text:style-name="P3">Chemist – Makes potions</text:p>
      <text:p text:style-name="P3">Healer – As the name implies, they heal</text:p>
      <text:p text:style-name="P3">Basically, in this mode, you get a class and a secondary proffession to mix together. There are a bunch of possible combinations.</text:p>
      <text:p text:style-name="P2"/>
      <text:h text:style-name="Heading_20_1" text:outline-level="1">Ores to find while mining:</text:h>
      <text:p text:style-name="P2">Copper – Native copper, Azurite, Malachite, Peacock ore, Cuprite</text:p>
      <text:p text:style-name="P2">Nickel – Limonite, Pentlandite, Garnierite</text:p>
      <text:list xml:id="list9190956740318694195" text:style-name="L9">
        <text:list-item>
          <text:p text:style-name="P23">You can be allergic to it</text:p>
        </text:list-item>
        <text:list-item>
          <text:p text:style-name="P23">In the real world, 68% of the worlds zinc is used to make stainless steel. It is very important <text:soft-page-break/>in the manufacture, and stainless steel contains about 8%-11% nickel.</text:p>
        </text:list-item>
      </text:list>
      <text:p text:style-name="P2">Zinc - Sphalerite</text:p>
      <text:list xml:id="list115584397451488045" text:style-name="L10">
        <text:list-item>
          <text:p text:style-name="P32">If you burn it, you get Zinc Oxide, <text:span text:style-name="T2">aka Philosophers wool, Chinese white, Zinc Flowers or Calamine. If you make it another way, you can make huge crystals otherwise known as Zincite. It is used to treat skin conditions, and it has antibacterial properties. It protects against sunburns. It is also used as a white color pigment.</text:span></text:p>
        </text:list-item>
        <text:list-item>
          <text:p text:style-name="P24">Brass is made from Zinc and Copper. It is used where low friction is required, such as locks, doorknobs, ammunition casings and vavles, for plumbing and in brass musical instruments. It is also used for decorations.</text:p>
        </text:list-item>
        <text:list-item>
          <text:p text:style-name="P24">In the real world, 55% of zinc is used for galvanizing, which is what you do when you apply zinc to steel and iron to make it non-corrosive. Galvanized iron or steel have a special appearance.</text:p>
        </text:list-item>
      </text:list>
      <text:p text:style-name="P2">Tin - Cassiterite</text:p>
      <text:list xml:id="list3032247325784347498" text:style-name="L11">
        <text:list-item>
          <text:p text:style-name="P25">Makes a sound called the tin cry when bent.</text:p>
        </text:list-item>
        <text:list-item>
          <text:p text:style-name="P25">Tin makes an alloy called Pewter with Antimony and Copper.</text:p>
        </text:list-item>
        <text:list-item>
          <text:p text:style-name="P25">Tin makes Bronze when mixed with only Copper, made from one eigth tin and the rest copper. Bronze is made for tools, armor and weaponry. Theyre more durable than copper and stone tools. Its a bit stronger than iron, but steel is stronger. It is used for sculpturing, hammers, mallets, wrenches etc. You need bronze for bells, as well as cymbals. Double bass, piano, harpsichord and guitar all require bronze.</text:p>
        </text:list-item>
        <text:list-item>
          <text:p text:style-name="P25">Tin makes tin cans, for conservation of food.</text:p>
        </text:list-item>
      </text:list>
      <text:p text:style-name="P2">Carbon – Anthracite, Kimberlite, Diamond</text:p>
      <text:p text:style-name="P2">Iron – Magnetite, Hematite, Goethite, Limonite, Siderite</text:p>
      <text:p text:style-name="P2">Brimstone – Pyrite, Cinnabar, Galena, Sphalerite, Stibnite, Gypsum, Barite</text:p>
      <text:p text:style-name="P2">Phosphorus – Apatite</text:p>
      <text:p text:style-name="P2">Silicon – Olivine, Diopside, Biotite</text:p>
      <text:list xml:id="list1456771400721119357" text:style-name="L12">
        <text:list-item>
          <text:p text:style-name="P26">Usually, silicon isnt even extracted. It is used for ceramics such as porcelain and some glasses.</text:p>
        </text:list-item>
      </text:list>
      <text:p text:style-name="P2">Aluminium – Bauxite, Feldspar, Beryl, Cryolite, Garnet, Spinel, Turquoise, Ruby, Sapphire</text:p>
      <text:p text:style-name="P2">Silver – Electrum, Acanthite, Native Silver</text:p>
      <text:p text:style-name="P2">Gold – Electrum, Native Gold, Krennerite</text:p>
      <text:p text:style-name="P2">Platinum – Sperrylite</text:p>
      <text:p text:style-name="P2"><text:tab/>Charged Platinum - Glitters</text:p>
      <text:p text:style-name="P2">Palladium – Cooperite, Polarite</text:p>
      <text:p text:style-name="P2"><text:tab/>Charged Palladium – Shines pastel blue, gives off fluff</text:p>
      <text:p text:style-name="P2">Rhodium</text:p>
      <text:p text:style-name="P2"><text:tab/>Charged Rhodium – Shines pink, gives off rose petals</text:p>
      <text:p text:style-name="P2">Osmium</text:p>
      <text:p text:style-name="P2"><text:tab/>Charged Osmium – Gives off dark smoke</text:p>
      <text:p text:style-name="P2">Iridium – Native Iridium</text:p>
      <text:p text:style-name="P2"><text:tab/>Charged Iridium – Glows like a rainbow</text:p>
      <text:p text:style-name="P2">Plutonium</text:p>
      <text:p text:style-name="P2"><text:tab/>Charged Plutonium – Glows purple</text:p>
      <text:p text:style-name="P2">Neptunium</text:p>
      <text:p text:style-name="P2"><text:tab/>Charged Neptunium – Glows blue</text:p>
      <text:p text:style-name="P2">Uranium – Pitchblende</text:p>
      <text:p text:style-name="P2"><text:tab/>Charged Uranium – Glows green</text:p>
      <text:p text:style-name="P2"/>
      <text:p text:style-name="P2">Gems by shape</text:p>
      <text:list xml:id="list190663304014796321" text:style-name="L13">
        <text:list-item>
          <text:p text:style-name="P27">Other</text:p>
          <text:list>
            <text:list-item>
              <text:p text:style-name="P27">Aventurine (Aventurescence)</text:p>
              <text:list>
                <text:list-item>
                  <text:p text:style-name="P27"/>
                </text:list-item>
              </text:list>
            </text:list-item>
            <text:list-item>
              <text:p text:style-name="P27"><text:soft-page-break/>Goldstone</text:p>
            </text:list-item>
            <text:list-item>
              <text:p text:style-name="P27">Tigers eye</text:p>
            </text:list-item>
            <text:list-item>
              <text:p text:style-name="P27">Hawks eye</text:p>
            </text:list-item>
            <text:list-item>
              <text:p text:style-name="P27">Bowenite</text:p>
              <text:list>
                <text:list-item>
                  <text:p text:style-name="P27">Is a variety of the antigorite. They have their origins in metamorphic alterations of peridotite and pyroxene. Where theres a lot of them, the soil is also full of clay. This soil is toxic to many plants, so this environment contains very slow growing plants. This is called <text:span text:style-name="T1">Serpentine Soil</text:span>. It gets you <text:span text:style-name="T1">Serpentine Marble</text:span>.</text:p>
                </text:list-item>
              </text:list>
            </text:list-item>
            <text:list-item>
              <text:p text:style-name="P27">Anthracite</text:p>
              <text:list>
                <text:list-item>
                  <text:p text:style-name="P27">Associated with strongly deformed sedimentary rocks, subjected to great stress, such as the flanks of great mountain ranges.</text:p>
                </text:list-item>
              </text:list>
            </text:list-item>
            <text:list-item>
              <text:p text:style-name="P27">Opal</text:p>
              <text:list>
                <text:list-item>
                  <text:p text:style-name="P27">Can occur in almost any rock, most commonly in limonite, sandstone, rhyolite, marl and basalt</text:p>
                </text:list-item>
              </text:list>
            </text:list-item>
            <text:list-item>
              <text:p text:style-name="P27">d</text:p>
            </text:list-item>
          </text:list>
        </text:list-item>
        <text:list-item>
          <text:p text:style-name="P27">Orthorombic</text:p>
          <text:list>
            <text:list-item>
              <text:p text:style-name="P27">Zoisite</text:p>
              <text:list>
                <text:list-item>
                  <text:p text:style-name="P27">Is generally found in metamorphic rock and pegmatitic rock</text:p>
                </text:list-item>
                <text:list-item>
                  <text:p text:style-name="P27">Tanzanite (when it has vanadium)</text:p>
                </text:list-item>
                <text:list-item>
                  <text:p text:style-name="P27">Anyolite (metamorphic rock containing zoisite, pargasite and ruby)</text:p>
                </text:list-item>
                <text:list-item>
                  <text:p text:style-name="P27">Rosaline (when it has manganese)</text:p>
                </text:list-item>
              </text:list>
            </text:list-item>
            <text:list-item>
              <text:p text:style-name="P27">Olivine</text:p>
            </text:list-item>
            <text:list-item>
              <text:p text:style-name="P27">Goethite (Iron ore)</text:p>
              <text:list>
                <text:list-item>
                  <text:p text:style-name="P27">It is found in soil and low temperature environments such as sediment</text:p>
                </text:list-item>
                <text:list-item>
                  <text:p text:style-name="P27">It makes the pigment brown ochre</text:p>
                </text:list-item>
              </text:list>
            </text:list-item>
            <text:list-item>
              <text:p text:style-name="P27">Variscite</text:p>
            </text:list-item>
            <text:list-item>
              <text:p text:style-name="P27">Topaz</text:p>
              <text:list>
                <text:list-item>
                  <text:p text:style-name="P27">Commonly associated with silicic rocks of granite and rhyolite type. They crystallize in granitic pegmatites or in vapor cavities in rhyolite lava flows. Commonly found together with Fluorite and Cassiterite.</text:p>
                </text:list-item>
              </text:list>
            </text:list-item>
            <text:list-item>
              <text:p text:style-name="P27">Chrysoberyl</text:p>
            </text:list-item>
          </text:list>
        </text:list-item>
        <text:list-item>
          <text:p text:style-name="P27">Hexagonal</text:p>
          <text:list>
            <text:list-item>
              <text:p text:style-name="P27">Beryl</text:p>
              <text:list>
                <text:list-item>
                  <text:p text:style-name="P27">Is most commonly found in granitic pegmatites, but also in mica schists and limestone.</text:p>
                </text:list-item>
              </text:list>
            </text:list-item>
            <text:list-item>
              <text:p text:style-name="P27">Cinnabar (most common mercury ore)</text:p>
              <text:list>
                <text:list-item>
                  <text:p text:style-name="P27">Commonly associated with volcanic activity and alkaline hot springs. It is associated with native mercury, stibnite, realgar, pyrite, marcasite, OPAL, quartz, chalcedony, dolomite, calcite and barite.</text:p>
                </text:list-item>
              </text:list>
            </text:list-item>
            <text:list-item>
              <text:p text:style-name="P27">Apatite</text:p>
            </text:list-item>
            <text:list-item>
              <text:p text:style-name="P27">Vanadinite (minor source of lead), major of vanadium)</text:p>
              <text:list>
                <text:list-item>
                  <text:p text:style-name="P27">Uncommon. Created from oxidation of lead ore deposits such as galena, and is therefore known as a secondary mineral. It is found in arid climates.</text:p>
                </text:list-item>
                <text:list-item>
                  <text:p text:style-name="P27">Associated with wulfenite, limonite and barite. Also previously called brown lead.</text:p>
                </text:list-item>
              </text:list>
            </text:list-item>
            <text:list-item>
              <text:p text:style-name="P27">Benitoite</text:p>
            </text:list-item>
            <text:list-item>
              <text:p text:style-name="P27">Agate</text:p>
              <text:list>
                <text:list-item>
                  <text:p text:style-name="P27">Occur in volcanic rocks or ancient lavas. Sometimes, when the lava has disintegrated, the agates are set free. They can therefore be found in soil or in gravel in streams and along shorelines. In sedimentary rock, they are found in limestone, dolomite and shale, if it once had trees and branches that could have made cavities in the rock for the agate to form inside. Amethyst and Opal can then form inside the agate.</text:p>
                </text:list-item>
                <text:list-item>
                  <text:p text:style-name="P27"><text:soft-page-break/>Moss Agate</text:p>
                </text:list-item>
                <text:list-item>
                  <text:p text:style-name="P27">Dendritic Agate</text:p>
                </text:list-item>
                <text:list-item>
                  <text:p text:style-name="P27">Enhydro Agate – Agates with waterbubbles trapped inside</text:p>
                </text:list-item>
                <text:list-item>
                  <text:p text:style-name="P27">Crazy Lace Agate</text:p>
                </text:list-item>
                <text:list-item>
                  <text:p text:style-name="P27">Blue Lace Agate</text:p>
                </text:list-item>
                <text:list-item>
                  <text:p text:style-name="P27">Purple Lace Agate</text:p>
                </text:list-item>
                <text:list-item>
                  <text:p text:style-name="P27">Pink Lace Agate</text:p>
                </text:list-item>
                <text:list-item>
                  <text:p text:style-name="P27">Holly Blue Agate</text:p>
                </text:list-item>
                <text:list-item>
                  <text:p text:style-name="P27">Plume Agate</text:p>
                </text:list-item>
                <text:list-item>
                  <text:p text:style-name="P27">Condor Agate</text:p>
                </text:list-item>
                <text:list-item>
                  <text:p text:style-name="P27">Fire Agate</text:p>
                </text:list-item>
                <text:list-item>
                  <text:p text:style-name="P27">Apricot Agate</text:p>
                </text:list-item>
                <text:list-item>
                  <text:p text:style-name="P27">Fairburn Agate</text:p>
                </text:list-item>
              </text:list>
            </text:list-item>
          </text:list>
        </text:list-item>
        <text:list-item>
          <text:p text:style-name="P27">Trigonal</text:p>
          <text:list>
            <text:list-item>
              <text:p text:style-name="P27">Corundum</text:p>
              <text:list>
                <text:list-item>
                  <text:p text:style-name="P27">Occurs in mica schist, gneiss and some marble. It also occurs in syenite.</text:p>
                </text:list-item>
                <text:list-item>
                  <text:p text:style-name="P27">Sapphire</text:p>
                </text:list-item>
                <text:list-item>
                  <text:p text:style-name="P27">Ruby</text:p>
                </text:list-item>
                <text:list-item>
                  <text:p text:style-name="P27">Padparadscha</text:p>
                </text:list-item>
                <text:list-item>
                  <text:p text:style-name="P27">Star Sapphire</text:p>
                </text:list-item>
                <text:list-item>
                  <text:p text:style-name="P27">Star Ruby</text:p>
                </text:list-item>
              </text:list>
            </text:list-item>
            <text:list-item>
              <text:p text:style-name="P27">Hematite</text:p>
              <text:list>
                <text:list-item>
                  <text:p text:style-name="P27">Found in banded iron formations. Generally found in places that can have still standing water or hot springs</text:p>
                </text:list-item>
                <text:list-item>
                  <text:p text:style-name="P27">Can be made inte ochre</text:p>
                </text:list-item>
              </text:list>
            </text:list-item>
            <text:list-item>
              <text:p text:style-name="P27">Onyx</text:p>
              <text:list>
                <text:list-item>
                  <text:p text:style-name="P27">Sardonyx – Onyx and Sard combined</text:p>
                </text:list-item>
              </text:list>
            </text:list-item>
            <text:list-item>
              <text:p text:style-name="P27">Tourmaline</text:p>
              <text:list>
                <text:list-item>
                  <text:p text:style-name="P27">Found in granite and in metamorphic rocks such as schist and marble. Dravites are restricted to schists and marble, while schorl is restricted to granite.</text:p>
                </text:list-item>
                <text:list-item>
                  <text:p text:style-name="P27">Tricolor Elbaite (pink, yellow, blue)</text:p>
                </text:list-item>
                <text:list-item>
                  <text:p text:style-name="P27">Watermelon Tourmaline (pink, green)</text:p>
                </text:list-item>
                <text:list-item>
                  <text:p text:style-name="P27">Verdelite (green)</text:p>
                </text:list-item>
                <text:list-item>
                  <text:p text:style-name="P27">Indicolite (blue)</text:p>
                </text:list-item>
                <text:list-item>
                  <text:p text:style-name="P27">Achroite (colorless)</text:p>
                </text:list-item>
                <text:list-item>
                  <text:p text:style-name="P27">Rubellite (red)</text:p>
                </text:list-item>
                <text:list-item>
                  <text:p text:style-name="P27">Dravite (dark yellow to brown)</text:p>
                </text:list-item>
                <text:list-item>
                  <text:p text:style-name="P27">Schorl (black)</text:p>
                  <text:list>
                    <text:list-item>
                      <text:p text:style-name="P27">Accounts for 95% of all Tourmaline</text:p>
                    </text:list-item>
                    <text:list-item>
                      <text:p text:style-name="P27">Was first found together with Cassiterite</text:p>
                    </text:list-item>
                  </text:list>
                </text:list-item>
              </text:list>
            </text:list-item>
            <text:list-item>
              <text:p text:style-name="P27">Quartz</text:p>
              <text:list>
                <text:list-item>
                  <text:p text:style-name="P27">Is found in Granite and other felsic igneous rocks, for example Rhyolite or Pumice. It is very common in sandstoone and shale. It is very common at the bottom of streams. It is also found in schist, gneiss and quartzite.</text:p>
                </text:list-item>
                <text:list-item>
                  <text:p text:style-name="P27">Rose Quartz</text:p>
                </text:list-item>
                <text:list-item>
                  <text:p text:style-name="P27">Citrine</text:p>
                </text:list-item>
                <text:list-item>
                  <text:p text:style-name="P27">Smoky Quartz</text:p>
                </text:list-item>
                <text:list-item>
                  <text:p text:style-name="P27">Milky Quartz</text:p>
                </text:list-item>
                <text:list-item>
                  <text:p text:style-name="P27">Amethyst</text:p>
                </text:list-item>
                <text:list-item>
                  <text:p text:style-name="P27">Blue Quartz</text:p>
                </text:list-item>
                <text:list-item>
                  <text:p text:style-name="P27">Prasiolite</text:p>
                </text:list-item>
              </text:list>
            </text:list-item>
            <text:list-item>
              <text:p text:style-name="P27">Bismuth</text:p>
              <text:list>
                <text:list-item>
                  <text:p text:style-name="P27"><text:soft-page-break/>Its at least twice as abundant as gold. Usually appears together with tourmaline and gold.</text:p>
                </text:list-item>
              </text:list>
            </text:list-item>
            <text:list-item>
              <text:p text:style-name="P27">Carnelian</text:p>
            </text:list-item>
            <text:list-item>
              <text:p text:style-name="P27">Heliotrope</text:p>
            </text:list-item>
            <text:list-item>
              <text:p text:style-name="P27">Sard</text:p>
              <text:list>
                <text:list-item>
                  <text:p text:style-name="P27">Basically a harder and darker red Carnelian.</text:p>
                </text:list-item>
              </text:list>
            </text:list-item>
          </text:list>
        </text:list-item>
        <text:list-item>
          <text:p text:style-name="P27">Isometric</text:p>
          <text:list>
            <text:list-item>
              <text:p text:style-name="P27">Garnet</text:p>
              <text:list>
                <text:list-item>
                  <text:p text:style-name="P27">Pyrope (red)</text:p>
                </text:list-item>
                <text:list-item>
                  <text:p text:style-name="P27">Carbuncle (redbrown)</text:p>
                </text:list-item>
                <text:list-item>
                  <text:p text:style-name="P27">Spessartine (yellow orange)</text:p>
                </text:list-item>
                <text:list-item>
                  <text:p text:style-name="P27">Grossular (cinnamon)</text:p>
                </text:list-item>
                <text:list-item>
                  <text:p text:style-name="P27">Uvarovite (green)</text:p>
                </text:list-item>
              </text:list>
            </text:list-item>
            <text:list-item>
              <text:p text:style-name="P27">Cuprite</text:p>
              <text:list>
                <text:list-item>
                  <text:p text:style-name="P27">A minor ore of copper. Occurs with native copper, azurite, malachite, chrysocolla etc.</text:p>
                </text:list-item>
              </text:list>
            </text:list-item>
            <text:list-item>
              <text:p text:style-name="P27">Spinel</text:p>
              <text:list>
                <text:list-item>
                  <text:p text:style-name="P27">Found in metamorphic mineral and in igneous rocks. Spinel and Ruby are always found together.</text:p>
                </text:list-item>
              </text:list>
            </text:list-item>
            <text:list-item>
              <text:p text:style-name="P27">Pyrite</text:p>
              <text:list>
                <text:list-item>
                  <text:p text:style-name="P27">Is commonly found in quartz veins, sedimentary rock and metamorphic rock.</text:p>
                </text:list-item>
              </text:list>
            </text:list-item>
            <text:list-item>
              <text:p text:style-name="P27">Galena</text:p>
              <text:list>
                <text:list-item>
                  <text:p text:style-name="P27">The primare ore of Lead, but also contains a LOT of silver. Associated witgh Sphalerite, Fluorite and Calcite. They form in low temperature sedimentary rock.</text:p>
                </text:list-item>
                <text:list-item>
                  <text:p text:style-name="P27">Used as a glaze in pottery</text:p>
                </text:list-item>
              </text:list>
            </text:list-item>
            <text:list-item>
              <text:p text:style-name="P27">Sphalerite</text:p>
              <text:list>
                <text:list-item>
                  <text:p text:style-name="P27">The primary ore of Zinc. It is found associated with Galena, Pyrite, along with Fluorite, Calcite and Dolomite.</text:p>
                </text:list-item>
              </text:list>
            </text:list-item>
            <text:list-item>
              <text:p text:style-name="P27">Halite</text:p>
            </text:list-item>
            <text:list-item>
              <text:p text:style-name="P27">Magnetite (Iron ore)</text:p>
              <text:list>
                <text:list-item>
                  <text:p text:style-name="P27">It is magnetic. The most magnetic of natural minerals. Naturally magnetic specimen are called Lodestones.</text:p>
                </text:list-item>
                <text:list-item>
                  <text:p text:style-name="P27">It appears in almost all igneous and metamorphic rock, but also sedimentary rock</text:p>
                </text:list-item>
              </text:list>
            </text:list-item>
            <text:list-item>
              <text:p text:style-name="P27">Sodalite</text:p>
            </text:list-item>
            <text:list-item>
              <text:p text:style-name="P27">Fluorite</text:p>
              <text:list>
                <text:list-item>
                  <text:p text:style-name="P27">Occurs together with galena, quartz, sphalerite, barite and calcite. Majorly occurs in Granite, and minorly in limestone and dolomite.</text:p>
                </text:list-item>
              </text:list>
            </text:list-item>
          </text:list>
        </text:list-item>
        <text:list-item>
          <text:p text:style-name="P27">Monoclinic</text:p>
          <text:list>
            <text:list-item>
              <text:p text:style-name="P27">Azurite</text:p>
            </text:list-item>
            <text:list-item>
              <text:p text:style-name="P27">Malachite</text:p>
              <text:list>
                <text:list-item>
                  <text:p text:style-name="P27">It forms in fractures, from weathering of copper ores. It is often found with Azurite, goethite and calcite. It is more common than azurite. It is commonly associateed with copper deposits around limestones.</text:p>
                </text:list-item>
              </text:list>
            </text:list-item>
            <text:list-item>
              <text:p text:style-name="P27">Diopside</text:p>
            </text:list-item>
            <text:list-item>
              <text:p text:style-name="P27">Biotite</text:p>
            </text:list-item>
            <text:list-item>
              <text:p text:style-name="P27">Moonstone (Adularescence)</text:p>
            </text:list-item>
            <text:list-item>
              <text:p text:style-name="P27">Howlite</text:p>
            </text:list-item>
          </text:list>
        </text:list-item>
        <text:list-item>
          <text:p text:style-name="P27">Tetragonal</text:p>
          <text:list>
            <text:list-item>
              <text:p text:style-name="P27">Zircon</text:p>
            </text:list-item>
            <text:list-item>
              <text:p text:style-name="P27">Rutile</text:p>
            </text:list-item>
          </text:list>
        </text:list-item>
        <text:list-item>
          <text:p text:style-name="P27">Triclinic</text:p>
          <text:list>
            <text:list-item>
              <text:p text:style-name="P27">Labradorite (Labradorescence)</text:p>
            </text:list-item>
            <text:list-item>
              <text:p text:style-name="P27"><text:soft-page-break/>Sunstone</text:p>
            </text:list-item>
            <text:list-item>
              <text:p text:style-name="P27">Kyanite</text:p>
            </text:list-item>
            <text:list-item>
              <text:p text:style-name="P27">Larimar</text:p>
            </text:list-item>
            <text:list-item>
              <text:p text:style-name="P27">Amazonite</text:p>
            </text:list-item>
          </text:list>
        </text:list-item>
      </text:list>
      <text:p text:style-name="P2"/>
      <text:h text:style-name="Heading_20_1" text:outline-level="1">Foraging:</text:h>
      <text:p text:style-name="Text_20_body">When foraging, enemies will have advantage against you. They can land critical hits more easily due to the players lowered evasion.</text:p>
      <text:h text:style-name="Heading_20_1" text:outline-level="1">Cooking:</text:h>
      <text:list xml:id="list2863302974601168717" text:style-name="L14">
        <text:list-item>
          <text:p text:style-name="P28">Flowers, Berries, Onions and Fruits, there including Cucumbers, can be candied.</text:p>
          <text:list>
            <text:list-item>
              <text:p text:style-name="P28">Adds sweetness, lowers fear, increases sugar saturation (can lead to sugar rush).</text:p>
            </text:list-item>
            <text:list-item>
              <text:p text:style-name="P28">Prevents them from being added to a salad or other food.</text:p>
            </text:list-item>
          </text:list>
        </text:list-item>
        <text:list-item>
          <text:p text:style-name="P28">They can also be made into jam</text:p>
          <text:list>
            <text:list-item>
              <text:p text:style-name="P28">Adds low sweetness, makes bread not bland. (prevents boredom)</text:p>
            </text:list-item>
          </text:list>
        </text:list-item>
        <text:list-item>
          <text:p text:style-name="P28">Some flower petals can be added to a salad, making the salad raise more stats.</text:p>
        </text:list-item>
      </text:list>
      <text:p text:style-name="P2"/>
      <text:h text:style-name="P13" text:outline-level="1">Skill trees:</text:h>
      <text:p text:style-name="P9">The following table isnt comprehensive. In your skill tree, you sometimes can purchase another proffession or a certain new ”branch”. Some branches, when you have both, connect and give you more skills to unlock.</text:p>
      <text:p text:style-name="P9"/>
      <table:table table:name="Tabell3" table:style-name="Tabell3">
        <table:table-column table:style-name="Tabell3.A"/>
        <table:table-column table:style-name="Tabell3.B"/>
        <table:table-column table:style-name="Tabell3.C"/>
        <table:table-column table:style-name="Tabell3.D"/>
        <table:table-column table:style-name="Tabell3.E"/>
        <table:table-column table:style-name="Tabell3.F"/>
        <table:table-column table:style-name="Tabell3.G"/>
        <table:table-column table:style-name="Tabell3.H"/>
        <table:table-column table:style-name="Tabell3.I"/>
        <table:table-column table:style-name="Tabell3.J"/>
        <table:table-column table:style-name="Tabell3.K"/>
        <table:table-column table:style-name="Tabell3.L"/>
        <table:table-column table:style-name="Tabell3.M"/>
        <table:table-row>
          <table:table-cell table:style-name="Tabell3.A1" office:value-type="string">
            <text:p text:style-name="Table_20_Contents"/>
          </table:table-cell>
          <table:table-cell table:style-name="Tabell3.A1" office:value-type="string">
            <text:p text:style-name="P5">Artificier</text:p>
          </table:table-cell>
          <table:table-cell table:style-name="Tabell3.A1" office:value-type="string">
            <text:p text:style-name="P5">Jeweler</text:p>
          </table:table-cell>
          <table:table-cell table:style-name="Tabell3.A1" office:value-type="string">
            <text:p text:style-name="P5">Botanist</text:p>
          </table:table-cell>
          <table:table-cell table:style-name="Tabell3.A1" office:value-type="string">
            <text:p text:style-name="P5">Chef</text:p>
          </table:table-cell>
          <table:table-cell table:style-name="Tabell3.A1" office:value-type="string">
            <text:p text:style-name="P5">Carpenter</text:p>
          </table:table-cell>
          <table:table-cell table:style-name="Tabell3.A1" office:value-type="string">
            <text:p text:style-name="P5">Chemist</text:p>
          </table:table-cell>
          <table:table-cell table:style-name="Tabell3.A1" office:value-type="string">
            <text:p text:style-name="P5">Smith</text:p>
          </table:table-cell>
          <table:table-cell table:style-name="Tabell3.A1" office:value-type="string">
            <text:p text:style-name="P5">Archeologist</text:p>
          </table:table-cell>
          <table:table-cell table:style-name="Tabell3.A1" office:value-type="string">
            <text:p text:style-name="P5">Engineer</text:p>
          </table:table-cell>
          <table:table-cell table:style-name="Tabell3.A1" office:value-type="string">
            <text:p text:style-name="P5">Merchant</text:p>
          </table:table-cell>
          <table:table-cell table:style-name="Tabell3.A1" office:value-type="string">
            <text:p text:style-name="P5">Diplomat</text:p>
          </table:table-cell>
          <table:table-cell table:style-name="Tabell3.M1" office:value-type="string">
            <text:p text:style-name="P5">Seducer</text:p>
          </table:table-cell>
        </table:table-row>
        <table:table-row>
          <table:table-cell table:style-name="Tabell3.A2" office:value-type="string">
            <text:p text:style-name="P5">Healer</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P5">Makes healing plants</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P5">Makes healing potions</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P5">Healing seductress</text:p>
          </table:table-cell>
        </table:table-row>
        <table:table-row>
          <table:table-cell table:style-name="Tabell3.A2" office:value-type="string">
            <text:p text:style-name="P5">Necromancer</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P5">Knows what soldiers to raise</text:p>
          </table:table-cell>
          <table:table-cell table:style-name="Tabell3.A2" office:value-type="string">
            <text:p text:style-name="Table_20_Contents"/>
          </table:table-cell>
          <table:table-cell table:style-name="Tabell3.A2" office:value-type="string">
            <text:p text:style-name="P5">Trades with death</text:p>
          </table:table-cell>
          <table:table-cell table:style-name="Tabell3.A2" office:value-type="string">
            <text:p text:style-name="P5">Blackmailer</text:p>
          </table:table-cell>
          <table:table-cell table:style-name="Tabell3.M2" office:value-type="string">
            <text:p text:style-name="P5">Thinks morbid things are sexy</text:p>
          </table:table-cell>
        </table:table-row>
        <table:table-row>
          <table:table-cell table:style-name="Tabell3.A2" office:value-type="string">
            <text:p text:style-name="P5">Thief</text:p>
          </table:table-cell>
          <table:table-cell table:style-name="Tabell3.A2" office:value-type="string">
            <text:p text:style-name="Table_20_Contents"/>
          </table:table-cell>
          <table:table-cell table:style-name="Tabell3.A2" office:value-type="string">
            <text:p text:style-name="P5">Does forgeries</text:p>
          </table:table-cell>
          <table:table-cell table:style-name="Tabell3.A2" office:value-type="string">
            <text:p text:style-name="Table_20_Contents"/>
          </table:table-cell>
          <table:table-cell table:style-name="Tabell3.A2" office:value-type="string">
            <text:p text:style-name="P5">Lonewolf</text:p>
          </table:table-cell>
          <table:table-cell table:style-name="Tabell3.A2" office:value-type="string">
            <text:p text:style-name="P5">A hermits background</text:p>
          </table:table-cell>
          <table:table-cell table:style-name="Tabell3.A2" office:value-type="string">
            <text:p text:style-name="P5">Makes traps</text:p>
          </table:table-cell>
          <table:table-cell table:style-name="Tabell3.A2" office:value-type="string">
            <text:p text:style-name="P5">Well equipped thief</text:p>
          </table:table-cell>
          <table:table-cell table:style-name="Tabell3.A2" office:value-type="string">
            <text:p text:style-name="P5">Tomb raider</text:p>
          </table:table-cell>
          <table:table-cell table:style-name="Tabell3.A2" office:value-type="string">
            <text:p text:style-name="P5">Makes traps</text:p>
          </table:table-cell>
          <table:table-cell table:style-name="Tabell3.A2" office:value-type="string">
            <text:p text:style-name="P5">Swindler</text:p>
          </table:table-cell>
          <table:table-cell table:style-name="Tabell3.A2" office:value-type="string">
            <text:p text:style-name="P5">Background in piracy</text:p>
          </table:table-cell>
          <table:table-cell table:style-name="Tabell3.M2" office:value-type="string">
            <text:p text:style-name="P5">Slutty thief, Cat burgler</text:p>
          </table:table-cell>
        </table:table-row>
        <table:table-row>
          <table:table-cell table:style-name="Tabell3.A2" office:value-type="string">
            <text:p text:style-name="P5">Bard</text:p>
          </table:table-cell>
          <table:table-cell table:style-name="Tabell3.A2" office:value-type="string">
            <text:p text:style-name="P5">Makes magical instruments</text:p>
          </table:table-cell>
          <table:table-cell table:style-name="Tabell3.A2" office:value-type="string">
            <text:p text:style-name="P5">Makes jewelry for partners</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P5">A hermits background</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ext:soft-page-break/>
        <table:table-row>
          <table:table-cell table:style-name="Tabell3.A2" office:value-type="string">
            <text:p text:style-name="P5">Dancer</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P5">Lonewolf</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Swordman</text:p>
          </table:table-cell>
          <table:table-cell table:style-name="Tabell3.A2" office:value-type="string">
            <text:p text:style-name="P5">Makes magical items for battle</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P5">Normal carpentry background (Magnus Burnsides)</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Shieldman</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Auto-squire</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Archer</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P5">Archer uses poison arrows</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Sniper</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Fencer</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Pugilist</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Chancomancer</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Seer</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Summoner</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P5">Summons plants</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P5">Summons things from the past</text:p>
          </table:table-cell>
          <table:table-cell table:style-name="Tabell3.A2" office:value-type="string">
            <text:p text:style-name="P5">Summons turrets and robots</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Chronomancer</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Mage</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Knight</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
      <text:h text:style-name="P12" text:outline-level="2">Basic attack patterns:</text:h>
      <text:list xml:id="list300246182958923172" text:style-name="L15">
        <text:list-item>
          <text:p text:style-name="P38">Ball – Shoots out a ball in one direction</text:p>
        </text:list-item>
        <text:list-item>
          <text:p text:style-name="P38">Mine – Puts down a mine on the ground which generally activates when stepped on</text:p>
        </text:list-item>
        <text:list-item>
          <text:p text:style-name="P38">Mist – Shoots out particles in a cloud around the player</text:p>
        </text:list-item>
        <text:list-item>
          <text:p text:style-name="P38">Stream – Shoots out particles into one direction</text:p>
        </text:list-item>
        <text:list-item>
          <text:p text:style-name="P38">Upshoot – Objects come out of the ground in an area around the player.</text:p>
        </text:list-item>
      </text:list>
      <text:h text:style-name="P12" text:outline-level="2">Arithmetician:</text:h>
      <text:list xml:id="list4572864894947808075" text:style-name="L16">
        <text:list-item>
          <text:p text:style-name="P39">Collimate – All projectiles on its way to you become parallel to eachother, going in your opposite direction</text:p>
        </text:list-item>
        <text:list-item>
          <text:p text:style-name="P39">Balance – Deals damage equal to the difference between current and max hp to all foes in <text:soft-page-break/>range</text:p>
        </text:list-item>
      </text:list>
      <text:h text:style-name="P12" text:outline-level="2">Chronomancy:</text:h>
      <text:list xml:id="list2572541134720103934" text:style-name="L17">
        <text:list-item>
          <text:p text:style-name="P40">Haste – Heightens speed</text:p>
        </text:list-item>
        <text:list-item>
          <text:p text:style-name="P40">Slow – Slows enemy speed</text:p>
        </text:list-item>
        <text:list-item>
          <text:p text:style-name="P40">Stop – Stops time for an enemy</text:p>
        </text:list-item>
        <text:list-item>
          <text:p text:style-name="P40">Doublecast – Grants target the target double the amount of projectiles</text:p>
        </text:list-item>
      </text:list>
      <text:h text:style-name="P12" text:outline-level="2">Druidism:</text:h>
      <text:list xml:id="list7080486761256007160" text:style-name="L18">
        <text:list-item>
          <text:p text:style-name="P41">Aster flurry – Stream attack using purple asters.</text:p>
        </text:list-item>
        <text:list-item>
          <text:p text:style-name="P41">Camellia Breeze – Mist attack using camellia flowers.</text:p>
        </text:list-item>
        <text:list-item>
          <text:p text:style-name="P41">Dandelion Roar – Upshoot attack using small dandelions. The player roars when cast. Contact with the dandelions make them airborn.</text:p>
        </text:list-item>
        <text:list-item>
          <text:p text:style-name="P41">Hibiscus Flame – Ball attack using hibiscus petals.</text:p>
        </text:list-item>
        <text:list-item>
          <text:p text:style-name="P41">Hydrangea Embrace – Mine attack that can leave the enemy infatuated.</text:p>
        </text:list-item>
      </text:list>
      <text:h text:style-name="P12" text:outline-level="2">Guardian:</text:h>
      <text:list xml:id="list5823711965592258526" text:style-name="L19">
        <text:list-item>
          <text:p text:style-name="P42">Palisade – A big energy wall is conjured that enemies cannot walk through</text:p>
        </text:list-item>
      </text:list>
      <text:h text:style-name="P12" text:outline-level="2">Mage – Light:</text:h>
      <text:list xml:id="list6119630328409416014" text:style-name="L20">
        <text:list-item>
          <text:p text:style-name="P43">Halation – Places a light halo over your head that gives off light</text:p>
        </text:list-item>
      </text:list>
      <text:h text:style-name="P12" text:outline-level="2">Necromancer:</text:h>
      <text:list xml:id="list5118379002889874381" text:style-name="L21">
        <text:list-item>
          <text:p text:style-name="P44">Sepulchre – Conjures a coffin around you and submerges the player to heal. Only enemies that can go underground or use earth magic can hurt you.</text:p>
        </text:list-item>
      </text:list>
      <text:h text:style-name="P12" text:outline-level="2">Pugilist:</text:h>
      <text:list xml:id="list7371910120685969608" text:style-name="L22">
        <text:list-item>
          <text:p text:style-name="P45">Attrition – After a long combo, the enemys defense is weakened</text:p>
        </text:list-item>
      </text:list>
      <text:h text:style-name="P12" text:outline-level="2">Soldier:</text:h>
      <text:list xml:id="list7356245775155325350" text:style-name="L23">
        <text:list-item>
          <text:p text:style-name="P46">Fealty – Strength goes up when close to more than one party member</text:p>
        </text:list-item>
      </text:list>
      <text:h text:style-name="P12" text:outline-level="2">Summoner:</text:h>
      <text:list xml:id="list6094061912637024054" text:style-name="L24">
        <text:list-item>
          <text:p text:style-name="P47">Theurgic beam – All summoned spirits gather around you to shoot a beam</text:p>
        </text:list-item>
      </text:list>
      <text:h text:style-name="P12" text:outline-level="2">Wizardry:</text:h>
      <text:list xml:id="list760748784182795621" text:style-name="L25">
        <text:list-item>
          <text:p text:style-name="P48">Mnemonics – Cast spells faster</text:p>
        </text:list-item>
        <text:list-item>
          <text:p text:style-name="P48">Abbreviation – Cast spells faster</text:p>
        </text:list-item>
        <text:list-item>
          <text:p text:style-name="P48">Acronyms – Cast spells faster</text:p>
        </text:list-item>
      </text:list>
      <text:h text:style-name="P13" text:outline-level="1"><text:soft-page-break/>Difficulty Settings:</text:h>
      <text:p text:style-name="P9">After choosing the world you want to play on, the game asks you what difficulty you want to play on. All difficulty settings are ON if you choose the highest difficulty. However, if you choose Custom, you can choose between the following:</text:p>
      <text:list xml:id="list7968617194020477244" text:style-name="L26">
        <text:list-item>
          <text:p text:style-name="P52"><text:span text:style-name="T4">Blindness</text:span><text:span text:style-name="T2"> – You do not generate a minimap by default. The cartographer becomes high priority in the code. When you get the cartographer on a blindness world, you get an achievement.</text:span></text:p>
        </text:list-item>
        <text:list-item>
          <text:p text:style-name="P52"><text:span text:style-name="T4">Encumberance</text:span><text:span text:style-name="T2"> – Items have weight and you cant carry more than you have strength. The inventory becomes divided by character. You get an achievement if you win a world with this setting on.</text:span></text:p>
        </text:list-item>
        <text:list-item>
          <text:p text:style-name="P52"><text:span text:style-name="T4">Hunger</text:span><text:span text:style-name="T2"> – You need to eat regularly in order to stay alive. This setting guarantees a food source in the HQ and some more in the first area. The chef character is high priority in the code. You get an achievement if you win a world with this setting on.</text:span></text:p>
        </text:list-item>
        <text:list-item>
          <text:p text:style-name="P52"><text:span text:style-name="T4">Sleep cycles </text:span><text:span text:style-name="T2">– You can faint from being tired, which could lead to you being robbed and waking up in a hospital if somebody finds you. You can drink potions and coffee to stay awake, and set up tents in order to sleep in the field if you need to. The scout and innkeeper characters are high priority in the code. You get an achievement if you win a world with this setting on, depending on how much you slept. ”Insomniac”, ”Narcoleptic” and ”Good </text:span><text:span text:style-name="T2">Sleeper”.</text:span></text:p>
        </text:list-item>
      </text:list>
      <text:h text:style-name="P13" text:outline-level="1">Brewing:</text:h>
      <text:p text:style-name="Text_20_body"><text:span text:style-name="T2">A </text:span><text:span text:style-name="T4">Juice</text:span><text:span text:style-name="T2"> has more than one sprite renderer. It can have a color gradient. The upper color is dependent on the effect of the juice, and the lower color is dependent on the fruit constituent. The colors of each fruit blends the juice color. If the potion has exceptional magical properties, it will </text:span><text:span text:style-name="T2">also glitter. A</text:span><text:span text:style-name="T4"> Juice</text:span><text:span text:style-name="T2"> is made with the </text:span><text:span text:style-name="T4">Blender</text:span><text:span text:style-name="T2"> key item.</text:span></text:p>
      <text:p text:style-name="Text_20_body"><text:span text:style-name="T2">A </text:span><text:span text:style-name="T4">Brew</text:span><text:span text:style-name="T3"> is brewed with hot water and can be made with a </text:span><text:span text:style-name="T4">Cauldron/Pot</text:span><text:span text:style-name="T3">. If its made with camellia, its a </text:span><text:span text:style-name="T4">Tea</text:span><text:span text:style-name="T3">. If its made with other herbs, its a </text:span><text:span text:style-name="T4">Tisane</text:span><text:span text:style-name="T3">. If its made with coffee beans its a </text:span><text:span text:style-name="T4">Coffee</text:span><text:span text:style-name="T3">.</text:span></text:p>
      <text:p text:style-name="Text_20_body"><text:span text:style-name="T2">A </text:span><text:span text:style-name="T4">Potion</text:span><text:span text:style-name="T2">, however, must be made with a </text:span><text:span text:style-name="T4">Brewing Station</text:span><text:span text:style-name="T2">.</text:span></text:p>
      <text:h text:style-name="P13" text:outline-level="1">Conditions and Moodlets:</text:h>
      <text:p text:style-name="Text_20_body"><text:span text:style-name="T2">The player collects moodlets that affect </text:span><text:span text:style-name="T4">Buffs</text:span><text:span text:style-name="T2">, </text:span><text:span text:style-name="T4">Debuff</text:span><text:span text:style-name="T2"> and </text:span><text:span text:style-name="T4">Conditions</text:span><text:span text:style-name="T2"> that the player might have.</text:span></text:p>
      <text:p text:style-name="P11">Moodlets:</text:p>
      <text:list xml:id="list2223895833400172431" text:style-name="L27">
        <text:list-item>
          <text:p text:style-name="P49">Berserk – Gives a strength buff and a defense debuff.</text:p>
        </text:list-item>
        <text:list-item>
          <text:p text:style-name="P49">Bleeding – Continuously lose HP. You leave a blood trail behind you. You cannot heal naturally. Bleeding stacks in levels.</text:p>
        </text:list-item>
        <text:list-item>
          <text:p text:style-name="P49">Bored – Gives a strength debuff and a speed debuff.</text:p>
        </text:list-item>
        <text:list-item>
          <text:p text:style-name="P49">Caffeinated – Gives a big speed buff. Cannot get the Sleepy moodlet.</text:p>
        </text:list-item>
        <text:list-item>
          <text:p text:style-name="P49">Chilled – Makes you slower</text:p>
        </text:list-item>
        <text:list-item>
          <text:p text:style-name="P49">Frightened – Gives the Frightened condition.</text:p>
        </text:list-item>
        <text:list-item>
          <text:p text:style-name="P49">Fortunate – Causes enemies to drop more</text:p>
        </text:list-item>
        <text:list-item>
          <text:p text:style-name="P49">Happy – Gives a speed buff.</text:p>
        </text:list-item>
        <text:list-item>
          <text:p text:style-name="P49">Honey – Gives a speed debuff, leaves a sticky honey trail.</text:p>
        </text:list-item>
        <text:list-item>
          <text:p text:style-name="P49"><text:soft-page-break/>Oily – Leaves a black trail behind. Fire damage deals more, and you explode.</text:p>
        </text:list-item>
        <text:list-item>
          <text:p text:style-name="P49">Poisoned – Occassionally takes damage. Healing effectiveness lowered.</text:p>
        </text:list-item>
        <text:list-item>
          <text:p text:style-name="P49">Scared – Gives a speed debuff. First step to the Frightened moodlet.</text:p>
        </text:list-item>
        <text:list-item>
          <text:p text:style-name="P49">Sleepy – Speed debuff. First step to getting the Sleeping condition.</text:p>
        </text:list-item>
        <text:list-item>
          <text:p text:style-name="P49">Slimy – Slows down the player and leaves a slime trail behind you. Anyone who touches the trail gets slimy.</text:p>
        </text:list-item>
        <text:list-item>
          <text:p text:style-name="P49">Slow – Slows down the player.</text:p>
        </text:list-item>
        <text:list-item>
          <text:p text:style-name="P49">Sugar rush – Gives a speed buff.</text:p>
        </text:list-item>
        <text:list-item>
          <text:p text:style-name="P49">Tipsy – Lowers defense, heightens strenght and speed. Increases critical hit likelihood.</text:p>
        </text:list-item>
        <text:list-item>
          <text:p text:style-name="P49">Weakness – Lowers strength, defense and speed.</text:p>
        </text:list-item>
        <text:list-item>
          <text:p text:style-name="P49">Wet – Takes less fire damage. Takes more ice damage.</text:p>
        </text:list-item>
      </text:list>
      <text:p text:style-name="P11">Conditions:</text:p>
      <text:list xml:id="list731683909552852138" text:style-name="L28">
        <text:list-item>
          <text:p text:style-name="P50">Airtossed – You are flung into the air and slowly descend</text:p>
        </text:list-item>
        <text:list-item>
          <text:p text:style-name="P50">Berserk – You lose control of the character. You get the Berserk moodlet.</text:p>
        </text:list-item>
        <text:list-item>
          <text:p text:style-name="P50">Blindness – Vision is lowered. Accuracy and Evasion lowered.</text:p>
        </text:list-item>
        <text:list-item>
          <text:p text:style-name="P50">Burning – Heightens speed. Lights other things on fire. Can be put out with water.</text:p>
        </text:list-item>
        <text:list-item>
          <text:p text:style-name="P50">Confused – Combo interrupted randomly to take damage. Gives Disoriented.</text:p>
        </text:list-item>
        <text:list-item>
          <text:p text:style-name="P50">Disoriented – You can barely control the character, it moves in random directions.</text:p>
        </text:list-item>
        <text:list-item>
          <text:p text:style-name="P50">Electrocuted – You periodically cant move.</text:p>
        </text:list-item>
        <text:list-item>
          <text:p text:style-name="P50">Frightened – You lost control of the character and it starts escaping from enemies.</text:p>
        </text:list-item>
        <text:list-item>
          <text:p text:style-name="P50">Frozen – You are stuck in ice and cant move. Will have Chilled moodlet before and after.</text:p>
        </text:list-item>
        <text:list-item>
          <text:p text:style-name="P50">Infatuated – You cannot attack a specific enemy. Emits red hearts</text:p>
        </text:list-item>
        <text:list-item>
          <text:p text:style-name="P50">Petrified – Take increased fall damage. Can't move. Take extra bludgeoning damage.</text:p>
        </text:list-item>
        <text:list-item>
          <text:p text:style-name="P51">Rigid – You can no longer move diagonally</text:p>
        </text:list-item>
        <text:list-item>
          <text:p text:style-name="P50">Silenced – You cannot cast verbal magic, nor use shouts or sing.</text:p>
        </text:list-item>
        <text:list-item>
          <text:p text:style-name="P50">Sleeping – You cannot move. You slowly regenerate health.</text:p>
        </text:list-item>
        <text:list-item>
          <text:p text:style-name="P50">Stopped – You cannot move until timer runs out </text:p>
        </text:list-item>
      </text:list>
      <text:h text:style-name="Heading_20_1" text:outline-level="1">Events:</text:h>
      <text:h text:style-name="Heading_20_1" text:outline-level="1">Scenarios:</text:h>
      <text:p text:style-name="Text_20_body">Finding a hidden people</text:p>
      <text:h text:style-name="Heading_20_1" text:outline-level="1">NPC AI:</text:h>
      <text:p text:style-name="Text_20_body">NPC's will have a schedule to follow throughout the day. A clock in the HUD will show you the time of day. The schedule will be filled with activities calculated from their likes and dislikes, needs and what their proffession is, at the start of the day. You can observe them interact with objects.</text:p>
      <text:p text:style-name="Text_20_body">NPC's will either keep to themselves if focused or in a hurry, or go talk to you if you're in the close <text:soft-page-break/>vicinity.</text:p>
      <text:p text:style-name="Text_20_body">If an NPC has some downtime in their schedule, they may go chill wirth something they like.</text:p>
      <text:p text:style-name="Text_20_body">NPC's may interact with eachother, causing events to occur.</text:p>
      <text:p text:style-name="Text_20_body">Each NPC has a set of variables that determine how they will act and what they will say, and what scenarios will play out based on it.</text:p>
      <table:table table:name="Tabell4" table:style-name="Tabell4">
        <table:table-column table:style-name="Tabell4.A" table:number-columns-repeated="3"/>
        <table:table-row>
          <table:table-cell table:style-name="Tabell4.A1" office:value-type="string">
            <text:p text:style-name="Table_20_Contents">Too much</text:p>
          </table:table-cell>
          <table:table-cell table:style-name="Tabell4.A1" office:value-type="string">
            <text:p text:style-name="Table_20_Contents"/>
          </table:table-cell>
          <table:table-cell table:style-name="Tabell4.C1" office:value-type="string">
            <text:p text:style-name="Table_20_Contents">Too little</text:p>
          </table:table-cell>
        </table:table-row>
        <table:table-row>
          <table:table-cell table:style-name="Tabell4.A2" office:value-type="string">
            <text:p text:style-name="Table_20_Contents">Complicity</text:p>
          </table:table-cell>
          <table:table-cell table:style-name="Tabell4.A2" office:value-type="string">
            <text:p text:style-name="Table_20_Contents">Faith</text:p>
          </table:table-cell>
          <table:table-cell table:style-name="Tabell4.C2" office:value-type="string">
            <text:p text:style-name="Table_20_Contents">Pessimism</text:p>
          </table:table-cell>
        </table:table-row>
        <table:table-row>
          <table:table-cell table:style-name="Tabell4.A2" office:value-type="string">
            <text:p text:style-name="Table_20_Contents">Rashness</text:p>
          </table:table-cell>
          <table:table-cell table:style-name="Tabell4.A2" office:value-type="string">
            <text:p text:style-name="Table_20_Contents">Courage</text:p>
          </table:table-cell>
          <table:table-cell table:style-name="Tabell4.C2" office:value-type="string">
            <text:p text:style-name="Table_20_Contents">Cowardice</text:p>
          </table:table-cell>
        </table:table-row>
        <table:table-row>
          <table:table-cell table:style-name="Tabell4.A2" office:value-type="string">
            <text:p text:style-name="Table_20_Contents">Licentiousness</text:p>
          </table:table-cell>
          <table:table-cell table:style-name="Tabell4.A2" office:value-type="string">
            <text:p text:style-name="Table_20_Contents">Temperance</text:p>
          </table:table-cell>
          <table:table-cell table:style-name="Tabell4.C2" office:value-type="string">
            <text:p text:style-name="Table_20_Contents">Insensibility</text:p>
          </table:table-cell>
        </table:table-row>
        <table:table-row>
          <table:table-cell table:style-name="Tabell4.A2" office:value-type="string">
            <text:p text:style-name="Table_20_Contents">Prodigality</text:p>
          </table:table-cell>
          <table:table-cell table:style-name="Tabell4.A2" office:value-type="string">
            <text:p text:style-name="Table_20_Contents">Liberality</text:p>
          </table:table-cell>
          <table:table-cell table:style-name="Tabell4.C2" office:value-type="string">
            <text:p text:style-name="Table_20_Contents">Illiberality</text:p>
          </table:table-cell>
        </table:table-row>
        <table:table-row>
          <table:table-cell table:style-name="Tabell4.A2" office:value-type="string">
            <text:p text:style-name="Table_20_Contents">Vulgarity</text:p>
          </table:table-cell>
          <table:table-cell table:style-name="Tabell4.A2" office:value-type="string">
            <text:p text:style-name="Table_20_Contents">Magnificence</text:p>
          </table:table-cell>
          <table:table-cell table:style-name="Tabell4.C2" office:value-type="string">
            <text:p text:style-name="Table_20_Contents">Pettiness</text:p>
          </table:table-cell>
        </table:table-row>
        <table:table-row>
          <table:table-cell table:style-name="Tabell4.A2" office:value-type="string">
            <text:p text:style-name="P7">Vanity</text:p>
            <text:p text:style-name="P8">Will frogive and look down on other's weakness.</text:p>
          </table:table-cell>
          <table:table-cell table:style-name="Tabell4.A2" office:value-type="string">
            <text:p text:style-name="P7">Magnanimity</text:p>
            <text:p text:style-name="P8">Will forgive someone their weakness</text:p>
          </table:table-cell>
          <table:table-cell table:style-name="Tabell4.C2" office:value-type="string">
            <text:p text:style-name="P7">Pusillanimity</text:p>
            <text:p text:style-name="P8">Will forgive and look down on owns weakness. Essentially backs down.</text:p>
          </table:table-cell>
        </table:table-row>
        <table:table-row>
          <table:table-cell table:style-name="Tabell4.A2" office:value-type="string">
            <text:p text:style-name="P7">Irascibility</text:p>
            <text:p text:style-name="P8">Gets mad when someone is in their way to where they are going, will push you. Gets mad standing in line.</text:p>
          </table:table-cell>
          <table:table-cell table:style-name="Tabell4.A2" office:value-type="string">
            <text:p text:style-name="P7">Patience</text:p>
            <text:p text:style-name="P8">Has no problem waiting for the next task or chilling, waiting for something to cook. They dont get restless easily.</text:p>
          </table:table-cell>
          <table:table-cell table:style-name="Tabell4.C2" office:value-type="string">
            <text:p text:style-name="P7">Unirascibility</text:p>
            <text:p text:style-name="P7"><text:span text:style-name="T5">Is fine with being forced to wait when they shouldn't have to. Is fine with being blocked even </text:span><text:span text:style-name="T5">when it's on purpose. Will wait for someone to stop beating them up.</text:span></text:p>
          </table:table-cell>
        </table:table-row>
        <table:table-row>
          <table:table-cell table:style-name="Tabell4.A2" office:value-type="string">
            <text:p text:style-name="P7">Oversharing</text:p>
            <text:p text:style-name="P8">Will betray any promise to tell the truth. Nobody will trust them.</text:p>
          </table:table-cell>
          <table:table-cell table:style-name="Tabell4.A2" office:value-type="string">
            <text:p text:style-name="P7">Honesty</text:p>
            <text:p text:style-name="P8">Will tell you the truth when asked. Will only leave out information when necessary.</text:p>
          </table:table-cell>
          <table:table-cell table:style-name="Tabell4.C2" office:value-type="string">
            <text:p text:style-name="P7">Dishonesty</text:p>
            <text:p text:style-name="P8">Won't tell you the truth, are compelled to lie.</text:p>
          </table:table-cell>
        </table:table-row>
        <table:table-row>
          <table:table-cell table:style-name="Tabell4.A2" office:value-type="string">
            <text:p text:style-name="Table_20_Contents">Buffonery</text:p>
          </table:table-cell>
          <table:table-cell table:style-name="Tabell4.A2" office:value-type="string">
            <text:p text:style-name="Table_20_Contents">Wittiness</text:p>
          </table:table-cell>
          <table:table-cell table:style-name="Tabell4.C2" office:value-type="string">
            <text:p text:style-name="Table_20_Contents">Boorishness</text:p>
          </table:table-cell>
        </table:table-row>
        <table:table-row>
          <table:table-cell table:style-name="Tabell4.A2" office:value-type="string">
            <text:p text:style-name="P7">Obsequiousness</text:p>
            <text:p text:style-name="P8">Serving personality. Will send lots of gifts to and hug anyone, hoping they will like them.</text:p>
          </table:table-cell>
          <table:table-cell table:style-name="Tabell4.A2" office:value-type="string">
            <text:p text:style-name="P7">Friendliness</text:p>
            <text:p text:style-name="P8">Will try to be kind. May send gifts to their friends.</text:p>
          </table:table-cell>
          <table:table-cell table:style-name="Tabell4.C2" office:value-type="string">
            <text:p text:style-name="P7">Cantankerousness</text:p>
            <text:p text:style-name="P8">Wants to provoke and press buttons. Has the tendency to start fights for fun.</text:p>
          </table:table-cell>
        </table:table-row>
        <table:table-row>
          <table:table-cell table:style-name="Tabell4.A2" office:value-type="string">
            <text:p text:style-name="Table_20_Contents">Shyness</text:p>
          </table:table-cell>
          <table:table-cell table:style-name="Tabell4.A2" office:value-type="string">
            <text:p text:style-name="Table_20_Contents">Modesty</text:p>
          </table:table-cell>
          <table:table-cell table:style-name="Tabell4.C2" office:value-type="string">
            <text:p text:style-name="Table_20_Contents">Shamelessness</text:p>
          </table:table-cell>
        </table:table-row>
        <table:table-row>
          <table:table-cell table:style-name="Tabell4.A2" office:value-type="string">
            <text:p text:style-name="Table_20_Contents">Envy</text:p>
          </table:table-cell>
          <table:table-cell table:style-name="Tabell4.A2" office:value-type="string">
            <text:p text:style-name="Table_20_Contents">Indignity</text:p>
          </table:table-cell>
          <table:table-cell table:style-name="Tabell4.C2" office:value-type="string">
            <text:p text:style-name="Table_20_Contents">Spitefulness</text:p>
          </table:table-cell>
        </table:table-row>
        <table:table-row>
          <table:table-cell table:style-name="Tabell4.A2" office:value-type="string">
            <text:p text:style-name="Table_20_Contents">Pride</text:p>
          </table:table-cell>
          <table:table-cell table:style-name="Tabell4.A2" office:value-type="string">
            <text:p text:style-name="Table_20_Contents">Humility</text:p>
          </table:table-cell>
          <table:table-cell table:style-name="Tabell4.C2" office:value-type="string">
            <text:p text:style-name="Table_20_Contents">Self-loathing</text:p>
          </table:table-cell>
        </table:table-row>
        <table:table-row>
          <table:table-cell table:style-name="Tabell4.A2" office:value-type="string">
            <text:p text:style-name="P7">Greed</text:p>
            <text:p text:style-name="P8">Will hoard money. Will never donate and will do whatever they can to get more money.</text:p>
          </table:table-cell>
          <table:table-cell table:style-name="Tabell4.A2" office:value-type="string">
            <text:p text:style-name="P7">Charity</text:p>
            <text:p text:style-name="P8">If there is a donation open, they will give money sometimes.</text:p>
          </table:table-cell>
          <table:table-cell table:style-name="Tabell4.C2" office:value-type="string">
            <text:p text:style-name="P7">Self-destruction</text:p>
            <text:p text:style-name="P8">Will compulsively donate. Will always loan out money.</text:p>
          </table:table-cell>
        </table:table-row>
        <table:table-row>
          <table:table-cell table:style-name="Tabell4.A2" office:value-type="string">
            <text:p text:style-name="Table_20_Contents">Sloth</text:p>
          </table:table-cell>
          <table:table-cell table:style-name="Tabell4.A2" office:value-type="string">
            <text:p text:style-name="Table_20_Contents">Diligence</text:p>
          </table:table-cell>
          <table:table-cell table:style-name="Tabell4.C2" office:value-type="string">
            <text:p text:style-name="Table_20_Contents">Servitude</text:p>
          </table:table-cell>
        </table:table-row>
        <table:table-row>
          <table:table-cell table:style-name="Tabell4.A2" office:value-type="string">
            <text:p text:style-name="P7">Inquisitivity</text:p>
            <text:p text:style-name="P8">Might put themselves in danger for info. Asks a lot of questions.</text:p>
          </table:table-cell>
          <table:table-cell table:style-name="Tabell4.A2" office:value-type="string">
            <text:p text:style-name="P7">Curiosity</text:p>
            <text:p text:style-name="P8">Will seek out knowledge about things they are interrested in. May be found in a library.</text:p>
          </table:table-cell>
          <table:table-cell table:style-name="Tabell4.C2" office:value-type="string">
            <text:p text:style-name="P7">Ignorance</text:p>
            <text:p text:style-name="P8">Never seeks out info, and doesn't want to. May make their own conclusions about things.</text:p>
          </table:table-cell>
        </table:table-row>
        <text:soft-page-break/>
        <table:table-row>
          <table:table-cell table:style-name="Tabell4.A2" office:value-type="string">
            <text:p text:style-name="Table_20_Contents">Chastity</text:p>
          </table:table-cell>
          <table:table-cell table:style-name="Tabell4.A2" office:value-type="string">
            <text:p text:style-name="Table_20_Contents">Prudence</text:p>
          </table:table-cell>
          <table:table-cell table:style-name="Tabell4.C2" office:value-type="string">
            <text:p text:style-name="Table_20_Contents">Lust</text:p>
          </table:table-cell>
        </table:table-row>
        <table:table-row>
          <table:table-cell table:style-name="Tabell4.A2" office:value-type="string">
            <text:p text:style-name="Table_20_Contents">Blindness</text:p>
          </table:table-cell>
          <table:table-cell table:style-name="Tabell4.A2" office:value-type="string">
            <text:p text:style-name="Table_20_Contents">Mercy</text:p>
          </table:table-cell>
          <table:table-cell table:style-name="Tabell4.C2" office:value-type="string">
            <text:p text:style-name="Table_20_Contents">Ruthfulness</text:p>
          </table:table-cell>
        </table:table-row>
        <table:table-row>
          <table:table-cell table:style-name="Tabell4.A2" office:value-type="string">
            <text:p text:style-name="Table_20_Contents">Erotomania</text:p>
          </table:table-cell>
          <table:table-cell table:style-name="Tabell4.A2" office:value-type="string">
            <text:p text:style-name="Table_20_Contents">Love</text:p>
          </table:table-cell>
          <table:table-cell table:style-name="Tabell4.C2" office:value-type="string">
            <text:p text:style-name="Table_20_Contents">Hatred</text:p>
          </table:table-cell>
        </table:table-row>
        <table:table-row>
          <table:table-cell table:style-name="Tabell4.A2" office:value-type="string">
            <text:p text:style-name="Table_20_Contents">Judgement</text:p>
          </table:table-cell>
          <table:table-cell table:style-name="Tabell4.A2" office:value-type="string">
            <text:p text:style-name="Table_20_Contents">Justice</text:p>
          </table:table-cell>
          <table:table-cell table:style-name="Tabell4.C2" office:value-type="string">
            <text:p text:style-name="Table_20_Contents">Injustice</text:p>
          </table:table-cell>
        </table:table-row>
        <table:table-row>
          <table:table-cell table:style-name="Tabell4.A2" office:value-type="string">
            <text:p text:style-name="Table_20_Contents">Delusion</text:p>
          </table:table-cell>
          <table:table-cell table:style-name="Tabell4.A2" office:value-type="string">
            <text:p text:style-name="Table_20_Contents">Hope</text:p>
          </table:table-cell>
          <table:table-cell table:style-name="Tabell4.C2" office:value-type="string">
            <text:p text:style-name="Table_20_Contents">Hopelessness</text:p>
          </table:table-cell>
        </table:table-row>
        <table:table-row>
          <table:table-cell table:style-name="Tabell4.A2" office:value-type="string">
            <text:p text:style-name="Table_20_Contents">Authority</text:p>
          </table:table-cell>
          <table:table-cell table:style-name="Tabell4.A2" office:value-type="string">
            <text:p text:style-name="Table_20_Contents">Leadership</text:p>
          </table:table-cell>
          <table:table-cell table:style-name="Tabell4.C2" office:value-type="string">
            <text:p text:style-name="Table_20_Contents">Indecisiveness</text:p>
          </table:table-cell>
        </table:table-row>
        <table:table-row>
          <table:table-cell table:style-name="Tabell4.A2" office:value-type="string">
            <text:p text:style-name="Table_20_Contents">Fanaticism</text:p>
          </table:table-cell>
          <table:table-cell table:style-name="Tabell4.A2" office:value-type="string">
            <text:p text:style-name="Table_20_Contents">Ardor</text:p>
          </table:table-cell>
          <table:table-cell table:style-name="Tabell4.C2" office:value-type="string">
            <text:p text:style-name="Table_20_Contents">Cynicity</text:p>
          </table:table-cell>
        </table:table-row>
        <table:table-row>
          <table:table-cell table:style-name="Tabell4.A2" office:value-type="string">
            <text:p text:style-name="Table_20_Contents">Gullibility</text:p>
          </table:table-cell>
          <table:table-cell table:style-name="Tabell4.A2" office:value-type="string">
            <text:p text:style-name="Table_20_Contents">Trust</text:p>
          </table:table-cell>
          <table:table-cell table:style-name="Tabell4.C2" office:value-type="string">
            <text:p text:style-name="Table_20_Contents">Paranoia</text:p>
          </table:table-cell>
        </table:table-row>
        <table:table-row>
          <table:table-cell table:style-name="Tabell4.A2" office:value-type="string">
            <text:p text:style-name="Table_20_Contents">Indentitylessness</text:p>
          </table:table-cell>
          <table:table-cell table:style-name="Tabell4.A2" office:value-type="string">
            <text:p text:style-name="Table_20_Contents">Loyalty</text:p>
          </table:table-cell>
          <table:table-cell table:style-name="Tabell4.C2" office:value-type="string">
            <text:p text:style-name="Table_20_Contents">Unreliability</text:p>
          </table:table-cell>
        </table:table-row>
      </table:table>
      <text:p text:style-name="Text_20_body"/>
      <text:p text:style-name="Text_20_body">If the village is at war or is being attacked:</text:p>
      <table:table table:name="Tabell5" table:style-name="Tabell5">
        <table:table-column table:style-name="Tabell5.A" table:number-columns-repeated="2"/>
        <table:table-column table:style-name="Tabell5.C"/>
        <table:table-column table:style-name="Tabell5.A"/>
        <table:table-column table:style-name="Tabell5.E"/>
        <table:table-row>
          <table:table-cell table:style-name="Tabell5.A1" office:value-type="string">
            <text:p text:style-name="Table_20_Contents"/>
          </table:table-cell>
          <table:table-cell table:style-name="Tabell5.A1" office:value-type="string">
            <text:p text:style-name="Table_20_Contents">Gullibility + Rashness</text:p>
          </table:table-cell>
          <table:table-cell table:style-name="Tabell5.A1" office:value-type="string">
            <text:p text:style-name="Table_20_Contents">Gullibility + Cowardice</text:p>
          </table:table-cell>
          <table:table-cell table:style-name="Tabell5.A1" office:value-type="string">
            <text:p text:style-name="Table_20_Contents">Paranoia + Rashness</text:p>
          </table:table-cell>
          <table:table-cell table:style-name="Tabell5.E1" office:value-type="string">
            <text:p text:style-name="Table_20_Contents">Paranoia + Cowardice</text:p>
          </table:table-cell>
        </table:table-row>
        <table:table-row>
          <table:table-cell table:style-name="Tabell5.A2" office:value-type="string">
            <text:p text:style-name="Table_20_Contents">Obsequiousness</text:p>
          </table:table-cell>
          <table:table-cell table:style-name="Tabell5.A2" office:value-type="string">
            <text:p text:style-name="Table_20_Contents">Very easily manipulated. Falls pray to propaganda more easily. Could follow anyone around, believing everything they say.</text:p>
          </table:table-cell>
          <table:table-cell table:style-name="Tabell5.A2" office:value-type="string">
            <text:p text:style-name="Table_20_Contents"/>
          </table:table-cell>
          <table:table-cell table:style-name="Tabell5.A2" office:value-type="string">
            <text:p text:style-name="Table_20_Contents">Will want to give up any war. They dont understand the enemy and want to suck up to them to make peace.</text:p>
          </table:table-cell>
          <table:table-cell table:style-name="Tabell5.E2" office:value-type="string">
            <text:p text:style-name="Table_20_Contents">Will want to give up any war. They dont understand the enemy and want to escape.</text:p>
          </table:table-cell>
        </table:table-row>
        <table:table-row>
          <table:table-cell table:style-name="Tabell5.A2" office:value-type="string">
            <text:p text:style-name="Table_20_Contents">Cantankerousness</text:p>
          </table:table-cell>
          <table:table-cell table:style-name="Tabell5.A2" office:value-type="string">
            <text:p text:style-name="Table_20_Contents">Will believe anything you say, and fight anything. Very pissy person, unfriendly and stupid.</text:p>
          </table:table-cell>
          <table:table-cell table:style-name="Tabell5.A2" office:value-type="string">
            <text:p text:style-name="Table_20_Contents"/>
          </table:table-cell>
          <table:table-cell table:style-name="Tabell5.A2" office:value-type="string">
            <text:p text:style-name="Table_20_Contents">Will want to fight anything they dont understand. Likely to vote for war and also to go out into war themselves.</text:p>
          </table:table-cell>
          <table:table-cell table:style-name="Tabell5.E2" office:value-type="string">
            <text:p text:style-name="Table_20_Contents"/>
          </table:table-cell>
        </table:table-row>
      </table:table>
      <text:p text:style-name="Text_20_body">If an NPC is in conflict against someone:</text:p>
      <table:table table:name="Tabell6" table:style-name="Tabell6">
        <table:table-column table:style-name="Tabell6.A" table:number-columns-repeated="2"/>
        <table:table-column table:style-name="Tabell6.C"/>
        <table:table-column table:style-name="Tabell6.D"/>
        <table:table-column table:style-name="Tabell6.A"/>
        <table:table-row>
          <table:table-cell table:style-name="Tabell6.A1" office:value-type="string">
            <text:p text:style-name="Table_20_Contents"/>
          </table:table-cell>
          <table:table-cell table:style-name="Tabell6.A1" office:value-type="string">
            <text:p text:style-name="Table_20_Contents">Pride and ???</text:p>
          </table:table-cell>
          <table:table-cell table:style-name="Tabell6.A1" office:value-type="string">
            <text:p text:style-name="Table_20_Contents">Pride</text:p>
          </table:table-cell>
          <table:table-cell table:style-name="Tabell6.A1" office:value-type="string">
            <text:p text:style-name="Table_20_Contents">Self-loathing</text:p>
          </table:table-cell>
          <table:table-cell table:style-name="Tabell6.E1" office:value-type="string">
            <text:p text:style-name="Table_20_Contents">Self-loathing</text:p>
          </table:table-cell>
        </table:table-row>
        <table:table-row>
          <table:table-cell table:style-name="Tabell6.A2" office:value-type="string">
            <text:p text:style-name="Table_20_Contents">Vanity</text:p>
          </table:table-cell>
          <table:table-cell table:style-name="Tabell6.A2" office:value-type="string">
            <text:p text:style-name="Table_20_Contents">Will forgive and look down on the other's weaknesses, raising themselves to ridiculous heights. Considers themselves perfect.</text:p>
          </table:table-cell>
          <table:table-cell table:style-name="Tabell6.A2" office:value-type="string">
            <text:p text:style-name="Table_20_Contents"/>
          </table:table-cell>
          <table:table-cell table:style-name="Tabell6.A2" office:value-type="string">
            <text:p text:style-name="Table_20_Contents">Will forgive and look down on other's weakness, but also on the self's. Hates self for looking down on the other. Doesn't want to be better than them.</text:p>
          </table:table-cell>
          <table:table-cell table:style-name="Tabell6.E2" office:value-type="string">
            <text:p text:style-name="Table_20_Contents"/>
          </table:table-cell>
        </table:table-row>
        <table:table-row>
          <table:table-cell table:style-name="Tabell6.A2" office:value-type="string">
            <text:p text:style-name="Table_20_Contents">Pusillanimity</text:p>
          </table:table-cell>
          <table:table-cell table:style-name="Tabell6.A2" office:value-type="string">
            <text:p text:style-name="Table_20_Contents">Will forgive and look down on owns abilities, which is wrong because they're <text:soft-page-break/>supposed to be superior! Strong dislike towards other person for making them feel like this.</text:p>
          </table:table-cell>
          <table:table-cell table:style-name="Tabell6.A2" office:value-type="string">
            <text:p text:style-name="Table_20_Contents"/>
          </table:table-cell>
          <table:table-cell table:style-name="Tabell6.A2" office:value-type="string">
            <text:p text:style-name="Table_20_Contents">Will frogive and look down on other's weakness. Backs down from conflict. Will hate <text:soft-page-break/>themselves for not being good enough.</text:p>
          </table:table-cell>
          <table:table-cell table:style-name="Tabell6.E2" office:value-type="string">
            <text:p text:style-name="Table_20_Contents"/>
          </table:table-cell>
        </table:table-row>
      </table:table>
      <text:p text:style-name="Text_20_body">The other NPC may plead for forgiveness. Their pleading must beat NPC's vanity and trust modifiers. If it doesn't beat trust, they can't even plead. If the NPC is paranoid, then the other NPC can't plead for forgiveness.</text:p>
      <text:p text:style-name="Text_20_body"/>
      <text:p text:style-name="Text_20_body">As for NPC behavior:</text:p>
      <table:table table:name="Tabell7" table:style-name="Tabell7">
        <table:table-column table:style-name="Tabell7.A" table:number-columns-repeated="5"/>
        <table:table-row>
          <table:table-cell table:style-name="Tabell7.A1" office:value-type="string">
            <text:p text:style-name="Table_20_Contents"/>
          </table:table-cell>
          <table:table-cell table:style-name="Tabell7.A1" office:value-type="string">
            <text:p text:style-name="Table_20_Contents">Inquisitivity + Gullibility</text:p>
          </table:table-cell>
          <table:table-cell table:style-name="Tabell7.A1" office:value-type="string">
            <text:p text:style-name="Table_20_Contents">Inquisitivity + Paranoia</text:p>
          </table:table-cell>
          <table:table-cell table:style-name="Tabell7.A1" office:value-type="string">
            <text:p text:style-name="Table_20_Contents">Ignorance + Gullibility</text:p>
          </table:table-cell>
          <table:table-cell table:style-name="Tabell7.E1" office:value-type="string">
            <text:p text:style-name="Table_20_Contents">Ignorance + Paranoia</text:p>
          </table:table-cell>
        </table:table-row>
        <table:table-row>
          <table:table-cell table:style-name="Tabell7.A2" office:value-type="string">
            <text:p text:style-name="Table_20_Contents">Overzealousness</text:p>
          </table:table-cell>
          <table:table-cell table:style-name="Tabell7.A2" office:value-type="string">
            <text:p text:style-name="Table_20_Contents">Kind of obnoxious. May run up to you and ask you questions if they see you. Will believe anything you answer to their questions.</text:p>
          </table:table-cell>
          <table:table-cell table:style-name="Tabell7.A2" office:value-type="string">
            <text:p text:style-name="Table_20_Contents"/>
          </table:table-cell>
          <table:table-cell table:style-name="Tabell7.A2" office:value-type="string">
            <text:p text:style-name="Table_20_Contents">Doesn't seek out information, but is overzealous about their own conclusions. Will want you to believe in their strange conclusions.</text:p>
          </table:table-cell>
          <table:table-cell table:style-name="Tabell7.E2" office:value-type="string">
            <text:p text:style-name="Table_20_Contents"/>
          </table:table-cell>
        </table:table-row>
        <table:table-row>
          <table:table-cell table:style-name="Tabell7.A2" office:value-type="string">
            <text:p text:style-name="Table_20_Contents">Cynicity</text:p>
          </table:table-cell>
          <table:table-cell table:style-name="Tabell7.A2" office:value-type="string">
            <text:p text:style-name="Table_20_Contents">Has no passion, only asks questions because they want to know or need to know.</text:p>
          </table:table-cell>
          <table:table-cell table:style-name="Tabell7.A2" office:value-type="string">
            <text:p text:style-name="Table_20_Contents"/>
          </table:table-cell>
          <table:table-cell table:style-name="Tabell7.A2" office:value-type="string">
            <text:p text:style-name="Table_20_Contents">Doesn't seek out information, coming to their own conclusions, mostly cuz they have no passion left.</text:p>
          </table:table-cell>
          <table:table-cell table:style-name="Tabell7.E2"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1-30T13:05:41.03</meta:creation-date>
    <meta:editing-duration>PT8H22M32S</meta:editing-duration>
    <meta:editing-cycles>2</meta:editing-cycles>
    <meta:generator>OpenOffice/4.1.2$Win32 OpenOffice.org_project/412m3$Build-9782</meta:generator>
    <meta:document-statistic meta:table-count="7" meta:image-count="0" meta:object-count="0" meta:page-count="28" meta:paragraph-count="1172" meta:word-count="7321" meta:character-count="41293"/>
    <dc:date>2020-11-30T22:29:06.45</dc:date>
    <dc:creator>Gabriel Senekovic</dc:creator>
    <meta:user-defined meta:name="Info 1"/>
    <meta:user-defined meta:name="Info 2"/>
    <meta:user-defined meta:name="Info 3"/>
    <meta:user-defined meta:name="Info 4"/>
  </office:meta>
</office:document-meta>
</file>